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Inconsolata-g" svg:font-family="Inconsolata-g" style:font-family-generic="modern" style:font-pitch="fixed"/>
    <style:font-face style:name="Nimbus Roman No9 L" svg:font-family="'Nimbus Roman No9 L'" style:font-family-generic="roman" style:font-pitch="variable"/>
    <style:font-face style:name="Nimbus Sans L" svg:font-family="'Nimbus Sans L'" style:font-family-generic="roman" style:font-pitch="variable"/>
    <style:font-face style:name="DejaVu Sans1" svg:font-family="'DejaVu Sans'" style:font-family-generic="swiss" style:font-pitch="variable"/>
    <style:font-face style:name="Nimbus Sans L1" svg:font-family="'Nimbus Sans L', Arial" style:font-family-generic="swiss"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none" svg:stroke-color="#000000" draw:fill="none" draw:fill-color="#ffffff" draw:auto-grow-height="true" draw:auto-grow-width="false" fo:max-height="0cm" fo:min-height="1.528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2.544cm"/>
    </style:style>
    <style:style style:name="gr8" style:family="graphic" style:parent-style-name="standard">
      <style:graphic-properties draw:stroke="none" svg:stroke-color="#000000" draw:fill="none" draw:fill-color="#ffffff" draw:auto-grow-height="true" draw:auto-grow-width="false" fo:max-height="0cm" fo:min-height="2.798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false" fo:min-height="9.656cm" fo:min-width="0cm"/>
    </style:style>
    <style:style style:name="gr11" style:family="graphic">
      <style:graphic-properties draw:textarea-horizontal-align="justify" draw:textarea-vertical-align="middle" draw:auto-grow-height="fals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pr6" style:family="presentation" style:parent-style-name="Default-subtitle">
      <style:graphic-properties draw:fill-color="#ffffff" fo:min-height="12.179cm"/>
    </style:style>
    <style:style style:name="P1" style:family="paragraph">
      <style:text-properties fo:font-size="32pt"/>
    </style:style>
    <style:style style:name="P2" style:family="paragraph">
      <style:text-properties fo:font-size="18pt"/>
    </style:style>
    <style:style style:name="P3" style:family="paragraph">
      <style:text-properties fo:font-size="20pt"/>
    </style:style>
    <style:style style:name="P4" style:family="paragraph">
      <style:paragraph-properties fo:text-align="center"/>
    </style:style>
    <style:style style:name="P5" style:family="paragraph">
      <style:paragraph-properties fo:text-align="center"/>
      <style:text-properties fo:font-size="22pt" style:font-size-asian="22pt" style:font-size-complex="22pt"/>
    </style:style>
    <style:style style:name="P6" style:family="paragraph">
      <style:text-properties fo:font-size="28pt" style:font-size-asian="28pt" style:font-size-complex="28pt"/>
    </style:style>
    <style:style style:name="P7" style:family="paragraph">
      <style:text-properties fo:font-size="32pt" style:font-size-asian="32pt" style:font-size-complex="32pt"/>
    </style:style>
    <style:style style:name="P8" style:family="paragraph">
      <style:text-properties fo:font-size="26pt" style:font-size-asian="26pt" style:font-size-complex="26pt"/>
    </style:style>
    <style:style style:name="P9" style:family="paragraph">
      <style:text-properties fo:font-size="105.599998474121pt" style:font-size-asian="105.599998474121pt" style:font-size-complex="105.599998474121pt"/>
    </style:style>
    <style:style style:name="P10" style:family="paragraph">
      <style:text-properties fo:font-size="13pt" style:font-size-asian="13pt" style:font-size-complex="13pt"/>
    </style:style>
    <style:style style:name="P11" style:family="paragraph">
      <style:paragraph-properties fo:text-align="start"/>
    </style:style>
    <style:style style:name="P12" style:family="paragraph">
      <style:paragraph-properties fo:text-align="start"/>
      <style:text-properties fo:font-size="24pt" style:font-size-asian="24pt" style:font-size-complex="24pt"/>
    </style:style>
    <style:style style:name="P13" style:family="paragraph">
      <style:paragraph-properties fo:margin-top="0cm" fo:margin-bottom="0.499cm" fo:text-align="start"/>
      <style:text-properties fo:font-size="24pt" style:font-size-asian="24pt" style:font-size-complex="24pt"/>
    </style:style>
    <style:style style:name="P14" style:family="paragraph">
      <style:text-properties fo:font-size="24pt" style:font-size-asian="24pt" style:font-size-complex="24pt"/>
    </style:style>
    <style:style style:name="P15" style:family="paragraph">
      <style:paragraph-properties fo:text-align="start"/>
      <style:text-properties fo:font-size="20pt" style:font-size-asian="20pt" style:font-size-complex="20pt"/>
    </style:style>
    <style:style style:name="T1" style:family="text">
      <style:text-properties fo:font-size="36pt" style:font-size-asian="36pt" style:font-size-complex="36pt"/>
    </style:style>
    <style:style style:name="T2" style:family="text">
      <style:text-properties fo:font-size="26pt" style:font-size-asian="26pt" style:font-size-complex="26pt"/>
    </style:style>
    <style:style style:name="T3" style:family="text">
      <style:text-properties fo:font-size="15pt" style:font-size-asian="15pt" style:font-size-complex="15pt"/>
    </style:style>
    <style:style style:name="T4" style:family="text">
      <style:text-properties fo:font-size="18pt"/>
    </style:style>
    <style:style style:name="T5" style:family="text">
      <style:text-properties fo:font-size="22pt" style:font-size-asian="22pt" style:font-size-complex="22pt"/>
    </style:style>
    <style:style style:name="T6" style:family="text">
      <style:text-properties fo:font-size="32pt" style:font-size-asian="32pt" style:font-size-complex="32pt"/>
    </style:style>
    <style:style style:name="T7" style:family="text">
      <style:text-properties fo:font-size="28pt" style:font-size-asian="28pt" style:font-size-complex="28pt"/>
    </style:style>
    <style:style style:name="T8" style:family="text">
      <style:text-properties fo:font-size="20pt"/>
    </style:style>
    <style:style style:name="T9" style:family="text">
      <style:text-properties fo:font-weight="bold"/>
    </style:style>
    <style:style style:name="T10" style:family="text">
      <style:text-properties fo:text-shadow="none" fo:font-weight="normal" style:font-weight-asian="normal" style:font-weight-complex="normal"/>
    </style:style>
    <style:style style:name="T11" style:family="text">
      <style:text-properties fo:color="#af82d4" fo:font-size="105.599998474121pt" style:font-size-asian="105.599998474121pt" style:font-size-complex="105.599998474121pt"/>
    </style:style>
    <style:style style:name="T12" style:family="text">
      <style:text-properties fo:color="#3b3b3b" fo:font-size="105.599998474121pt" style:font-size-asian="105.599998474121pt" style:font-size-complex="105.599998474121pt"/>
    </style:style>
    <style:style style:name="T13" style:family="text">
      <style:text-properties fo:color="#45ae34" fo:font-size="105.599998474121pt" fo:font-weight="bold" style:font-size-asian="105.599998474121pt" style:font-weight-asian="bold" style:font-size-complex="105.599998474121pt" style:font-weight-complex="bold"/>
    </style:style>
    <style:style style:name="T14" style:family="text">
      <style:text-properties fo:color="#666666" fo:font-size="105.599998474121pt" style:font-size-asian="105.599998474121pt" style:font-size-complex="105.599998474121pt"/>
    </style:style>
    <style:style style:name="T15" style:family="text">
      <style:text-properties fo:color="#006699" fo:font-size="105.599998474121pt" fo:font-weight="bold" style:font-size-asian="105.599998474121pt" style:font-weight-asian="bold" style:font-size-complex="105.599998474121pt" style:font-weight-complex="bold"/>
    </style:style>
    <style:style style:name="T16" style:family="text">
      <style:text-properties fo:font-size="13pt" style:font-size-asian="13pt" style:font-size-complex="13pt"/>
    </style:style>
    <style:style style:name="T17" style:family="text">
      <style:text-properties fo:font-style="italic" style:font-style-asian="italic" style:font-style-complex="italic"/>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italic" style:text-underline-style="none" fo:font-weight="normal" style:font-style-asian="italic" style:font-weight-asian="normal" style:font-style-complex="italic" style:font-weight-complex="normal"/>
    </style:style>
    <style:style style:name="T20" style:family="text">
      <style:text-properties fo:color="#808080"/>
    </style:style>
    <style:style style:name="T21" style:family="text">
      <style:text-properties fo:color="#808080" fo:font-weight="bold"/>
    </style:style>
    <style:style style:name="T22" style:family="text">
      <style:text-properties fo:color="#808080" fo:text-shadow="none" fo:font-weight="normal" style:font-weight-asian="normal" style:font-weight-complex="normal"/>
    </style:style>
    <style:style style:name="T23" style:family="text">
      <style:text-properties fo:font-size="27.5pt" style:font-size-asian="27.5pt" style:font-size-complex="27.5pt"/>
    </style:style>
    <style:style style:name="T24" style:family="text">
      <style:text-properties fo:font-size="23.2000007629395pt" style:font-size-asian="23.2000007629395pt" style:font-size-complex="23.2000007629395pt"/>
    </style:style>
    <style:style style:name="T25" style:family="text">
      <style:text-properties fo:font-size="20pt" style:font-size-asian="20pt" style:font-size-complex="20pt"/>
    </style:style>
    <style:style style:name="T26" style:family="text">
      <style:text-properties fo:color="#000000"/>
    </style:style>
    <style:style style:name="T27" style:family="text">
      <style:text-properties fo:color="#3b3b3b" fo:font-size="24pt" style:font-size-asian="24pt" style:font-size-complex="24pt"/>
    </style:style>
    <style:style style:name="T28" style:family="text">
      <style:text-properties fo:color="#006699" fo:font-size="24pt" fo:font-weight="bold" style:font-size-asian="24pt" style:font-weight-asian="bold" style:font-size-complex="24pt" style:font-weight-complex="bold"/>
    </style:style>
    <style:style style:name="T29" style:family="text">
      <style:text-properties fo:color="#a8017e" fo:font-size="24pt" style:font-size-asian="24pt" style:font-size-complex="24pt"/>
    </style:style>
    <style:style style:name="T30" style:family="text">
      <style:text-properties fo:color="#45ae34" fo:font-size="24pt" fo:font-weight="bold" style:font-size-asian="24pt" style:font-weight-asian="bold" style:font-size-complex="24pt" style:font-weight-complex="bold"/>
    </style:style>
    <style:style style:name="T31" style:family="text">
      <style:text-properties fo:color="#3b3b3b" fo:font-size="20pt" style:font-size-asian="20pt" style:font-size-complex="20pt"/>
    </style:style>
    <style:style style:name="T32" style:family="text">
      <style:text-properties fo:color="#45ae34" fo:font-size="20pt" fo:font-weight="bold" style:font-size-asian="20pt" style:font-weight-asian="bold" style:font-size-complex="20pt" style:font-weight-complex="bold"/>
    </style:style>
    <style:style style:name="T33" style:family="text">
      <style:text-properties fo:color="#af82d4" fo:font-size="20pt" style:font-size-asian="20pt" style:font-size-complex="20pt"/>
    </style:style>
    <style:style style:name="T34" style:family="text">
      <style:text-properties fo:color="#006699" fo:font-size="20pt" fo:font-weight="bold" style:font-size-asian="20pt" style:font-weight-asian="bold" style:font-size-complex="20pt" style:font-weight-complex="bold"/>
    </style:style>
    <style:style style:name="T35" style:family="text">
      <style:text-properties fo:color="#a8017e" fo:font-size="20pt" style:font-size-asian="20pt" style:font-size-complex="20pt"/>
    </style:style>
    <style:style style:name="T36" style:family="text">
      <style:text-properties fo:color="#0053ff" fo:font-size="20pt" fo:font-weight="bold" style:font-size-asian="20pt" style:font-weight-asian="bold" style:font-size-complex="20pt" style:font-weight-complex="bold"/>
    </style:style>
    <style:style style:name="T37" style:family="text">
      <style:text-properties fo:color="#ffffff"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6.255cm" svg:x="1.4cm" svg:y="0.837cm" presentation:class="subtitle">
          <draw:text-box>
            <text:p><text:span text:style-name="T1">Profile-directed (meta-)programming</text:span></text:p>
            <text:p><text:span text:style-name="T2">William Bowman*, Swaha Miller, </text:span></text:p>
            <text:p><text:span text:style-name="T2">R. Kent Dybvig</text:span></text:p>
          </draw:text-box>
        </draw:frame>
        <draw:frame draw:style-name="gr1" draw:text-style-name="P2" draw:layer="layout" svg:width="3.351cm" svg:height="1.038cm" svg:x="0.37cm" svg:y="19.558cm">
          <draw:text-box>
            <text:p><text:span text:style-name="T3">*</text:span><text:span text:style-name="T4"> </text:span><text:span text:style-name="T3">That's me.</text:span></text:p>
          </draw:text-box>
        </draw:frame>
        <presentation:notes draw:style-name="dp2">
          <draw:page-thumbnail draw:style-name="gr2"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draw:frame presentation:style-name="pr3" draw:layer="layout" svg:width="25.199cm" svg:height="3.506cm" svg:x="1.4cm" svg:y="0.837cm" presentation:class="title" presentation:user-transformed="true">
          <draw:text-box>
            <text:p>What is meta-programming?</text:p>
          </draw:text-box>
        </draw:frame>
        <presentation:notes draw:style-name="dp2">
          <draw:page-thumbnail draw:style-name="gr2" draw:layer="layout" svg:width="13.968cm" svg:height="10.476cm" svg:x="3.81cm" svg:y="2.123cm" draw:page-number="2" presentation:class="page"/>
          <draw:frame presentation:style-name="pr2" draw:layer="layout" svg:width="17.271cm" svg:height="12.572cm" svg:x="2.159cm" svg:y="13.271cm" presentation:class="notes">
            <draw:text-box>
              <text:p>In this talk, I'm not going to try to convince you why meta-programming is good. Boost, STL, Delight, and Typed Racket (to name a few) have all shown meta-programming is useful.</text:p>
              <text:p/>
              <text:p>Instead, I want to convince you that meta-programmers need help from compiler writers, because meta-programs are just little compilers.</text:p>
              <text:p/>
            </draw:text-box>
          </draw:frame>
        </presentation:notes>
      </draw:page>
      <draw:page draw:name="page3" draw:style-name="dp1" draw:master-page-name="Default" presentation:presentation-page-layout-name="AL2T0">
        <draw:frame presentation:style-name="pr3" draw:layer="layout" svg:width="25.199cm" svg:height="3.506cm" svg:x="1.4cm" svg:y="0.837cm" presentation:class="title" presentation:user-transformed="true">
          <draw:text-box>
            <text:p>What is meta-programming?</text:p>
          </draw:text-box>
        </draw:frame>
        <draw:custom-shape draw:style-name="gr3" draw:text-style-name="P5" draw:layer="layout" svg:width="7.62cm" svg:height="2.286cm" svg:x="4.826cm" svg:y="6.096cm">
          <text:p text:style-name="P4"><text:span text:style-name="T5">Meta-languag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4" draw:layer="layout" svg:width="1.524cm" svg:height="2.286cm" svg:x="7.874cm" svg:y="8.8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5" draw:layer="layout" svg:width="7.62cm" svg:height="2.286cm" svg:x="4.826cm" svg:y="11.43cm">
          <text:p text:style-name="P4"><text:span text:style-name="T5">Source language</text:span></text:p>
          <draw:enhanced-geometry svg:viewBox="0 0 21600 21600" draw:mirror-horizontal="false" draw:mirror-vertical="false" draw:glue-points="10800 0 0 10800 10800 21600 21600 10800" draw:type="flowchart-process" draw:enhanced-path="M 0 0 L 21600 0 21600 21600 0 21600 0 0 Z N"/>
        </draw:custom-shape>
        <presentation:notes draw:style-name="dp2">
          <draw:page-thumbnail draw:style-name="gr2" draw:layer="layout" svg:width="13.968cm" svg:height="10.476cm" svg:x="3.81cm" svg:y="2.123cm" draw:page-number="3" presentation:class="page"/>
          <draw:frame presentation:style-name="pr2" draw:layer="layout" svg:width="17.271cm" svg:height="12.572cm" svg:x="2.159cm" svg:y="13.271cm" presentation:class="notes">
            <draw:text-box>
              <text:p>Meta-programming allows you to specify the behavior of programs in a meta-language. The meta-language, generally, takes programs as input and produces a program as output. </text:p>
            </draw:text-box>
          </draw:frame>
        </presentation:notes>
      </draw:page>
      <draw:page draw:name="page4" draw:style-name="dp1" draw:master-page-name="Default" presentation:presentation-page-layout-name="AL2T0">
        <draw:frame presentation:style-name="pr3" draw:layer="layout" svg:width="25.199cm" svg:height="3.506cm" svg:x="1.4cm" svg:y="0.837cm" presentation:class="title" presentation:user-transformed="true">
          <draw:text-box>
            <text:p>What is meta-programming?</text:p>
          </draw:text-box>
        </draw:frame>
        <draw:custom-shape draw:style-name="gr3" draw:text-style-name="P5" draw:layer="layout" svg:width="7.62cm" svg:height="2.286cm" svg:x="4.826cm" svg:y="6.096cm">
          <text:p text:style-name="P4"><text:span text:style-name="T5">Meta-languag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4" draw:layer="layout" svg:width="1.524cm" svg:height="2.286cm" svg:x="7.874cm" svg:y="8.8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5" draw:layer="layout" svg:width="7.62cm" svg:height="2.286cm" svg:x="4.826cm" svg:y="11.43cm">
          <text:p text:style-name="P4"><text:span text:style-name="T5">Source languag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5" draw:layer="layout" svg:width="7.62cm" svg:height="2.286cm" svg:x="16.256cm" svg:y="6.096cm">
          <text:p text:style-name="P4"><text:span text:style-name="T5">Source languag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4" draw:layer="layout" svg:width="1.524cm" svg:height="2.286cm" svg:x="19.304cm" svg:y="8.8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5" draw:layer="layout" svg:width="7.62cm" svg:height="2.286cm" svg:x="16.256cm" svg:y="11.43cm">
          <text:p text:style-name="P4"><text:span text:style-name="T5">Target language</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 draw:layer="layout" svg:width="6.35cm" svg:height="1.778cm" svg:x="5.334cm" svg:y="4.064cm">
          <draw:text-box>
            <text:p text:style-name="P4">Meta-programming</text:p>
          </draw:text-box>
        </draw:frame>
        <draw:frame draw:style-name="gr5" draw:layer="layout" svg:width="6.35cm" svg:height="1.778cm" svg:x="16.764cm" svg:y="4.064cm">
          <draw:text-box>
            <text:p text:style-name="P4">Compiler</text:p>
          </draw:text-box>
        </draw:frame>
        <presentation:notes draw:style-name="dp2">
          <draw:page-thumbnail draw:style-name="gr2" draw:layer="layout" svg:width="13.968cm" svg:height="10.476cm" svg:x="3.81cm" svg:y="2.123cm" draw:page-number="4" presentation:class="page"/>
          <draw:frame presentation:style-name="pr2" draw:layer="layout" svg:width="17.271cm" svg:height="12.572cm" svg:x="2.159cm" svg:y="13.271cm" presentation:class="notes" presentation:user-transformed="true">
            <draw:text-box>
              <text:p>Let's look at compilers.</text:p>
              <text:p/>
              <text:p>Compilers allows you to specify the behavior of programs in a source language. The source language, generally, takes data as input and produces a data as output.</text:p>
              <text:p/>
            </draw:text-box>
          </draw:frame>
        </presentation:notes>
      </draw:page>
      <draw:page draw:name="page5" draw:style-name="dp1" draw:master-page-name="Default" presentation:presentation-page-layout-name="AL2T0">
        <draw:frame presentation:style-name="pr3" draw:layer="layout" svg:width="25.199cm" svg:height="3.506cm" svg:x="1.4cm" svg:y="0.837cm" presentation:class="title" presentation:user-transformed="true">
          <draw:text-box>
            <text:p>What is meta-programming?</text:p>
          </draw:text-box>
        </draw:frame>
        <draw:custom-shape draw:style-name="gr3" draw:text-style-name="P5" draw:layer="layout" svg:width="7.62cm" svg:height="2.286cm" svg:x="4.826cm" svg:y="6.096cm">
          <text:p text:style-name="P4"><text:span text:style-name="T5">Meta-languag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4" draw:layer="layout" svg:width="1.524cm" svg:height="2.286cm" svg:x="7.874cm" svg:y="8.8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5" draw:layer="layout" svg:width="7.62cm" svg:height="2.286cm" svg:x="4.826cm" svg:y="11.43cm">
          <text:p text:style-name="P4"><text:span text:style-name="T5">Source languag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5" draw:layer="layout" svg:width="7.62cm" svg:height="2.286cm" svg:x="16.256cm" svg:y="6.096cm">
          <text:p text:style-name="P4"><text:span text:style-name="T5">Source languag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4" draw:layer="layout" svg:width="1.524cm" svg:height="2.286cm" svg:x="19.304cm" svg:y="8.8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5" draw:layer="layout" svg:width="7.62cm" svg:height="2.286cm" svg:x="16.256cm" svg:y="11.43cm">
          <text:p text:style-name="P4"><text:span text:style-name="T5">Target language</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 draw:layer="layout" svg:width="6.35cm" svg:height="1.778cm" svg:x="5.334cm" svg:y="4.064cm">
          <draw:text-box>
            <text:p text:style-name="P4">Meta-programming</text:p>
          </draw:text-box>
        </draw:frame>
        <draw:frame draw:style-name="gr5" draw:layer="layout" svg:width="6.35cm" svg:height="1.778cm" svg:x="16.764cm" svg:y="4.064cm">
          <draw:text-box>
            <text:p text:style-name="P4">Compiler</text:p>
          </draw:text-box>
        </draw:frame>
        <draw:line draw:style-name="gr6" draw:text-style-name="P4" draw:layer="layout" svg:x1="15.686cm" svg:y1="9.906cm" svg:x2="19.242cm" svg:y2="9.906cm">
          <text:p/>
        </draw:line>
        <draw:frame draw:style-name="gr1" draw:layer="layout" svg:width="4.028cm" svg:height="1.038cm" svg:x="15.492cm" svg:y="8.89cm">
          <draw:text-box>
            <text:p>Over specify</text:p>
          </draw:text-box>
        </draw:frame>
        <draw:line draw:style-name="gr6" draw:text-style-name="P4" draw:layer="layout" svg:x1="13.086cm" svg:y1="9.906cm" svg:x2="9.53cm" svg:y2="9.906cm">
          <text:p/>
        </draw:line>
        <draw:frame draw:style-name="gr1" draw:layer="layout" svg:width="4.028cm" svg:height="1.038cm" svg:x="9.482cm" svg:y="8.868cm">
          <draw:text-box>
            <text:p>Over specify</text:p>
          </draw:text-box>
        </draw:frame>
        <presentation:notes draw:style-name="dp2">
          <draw:page-thumbnail draw:style-name="gr2" draw:layer="layout" svg:width="13.968cm" svg:height="10.476cm" svg:x="3.81cm" svg:y="2.123cm" draw:page-number="5" presentation:class="page"/>
          <draw:frame presentation:style-name="pr2" draw:layer="layout" svg:width="17.271cm" svg:height="12.572cm" svg:x="2.159cm" svg:y="13.271cm" presentation:class="notes" presentation:user-transformed="true">
            <draw:text-box>
              <text:p>The interesting part of a compiler, and a meta-program, is what happens in this arrow.</text:p>
              <text:p/>
              <text:p>Each construct in the meta program (or source language) may not (probably doesn't) have an equivalent form in the source (target) anguage. So this arrow produces an overspecification of the original problem. That overspecification may (probably) imposes additional constraints not in the original program. <text:s/>Let's see an example</text:p>
            </draw:text-box>
          </draw:frame>
        </presentation:notes>
      </draw:page>
      <draw:page draw:name="page6" draw:style-name="dp1" draw:master-page-name="Default" presentation:presentation-page-layout-name="AL3T1">
        <draw:frame presentation:style-name="pr3" draw:layer="layout" svg:width="25.199cm" svg:height="3.506cm" svg:x="1.4cm" svg:y="0.837cm" presentation:class="title" presentation:user-transformed="true">
          <draw:text-box>
            <text:p>What is meta-programming?<text:line-break/><text:span text:style-name="T6">Example</text:span></text:p>
          </draw:text-box>
        </draw:frame>
        <draw:frame draw:style-name="gr7" draw:text-style-name="P6" draw:layer="layout" svg:width="7.366cm" svg:height="3.935cm" svg:x="3.556cm" svg:y="5.209cm">
          <draw:text-box>
            <text:p><text:span text:style-name="T7">(case x</text:span></text:p>
            <text:p><text:span text:style-name="T7"><text:s text:c="2"/></text:span><text:span text:style-name="T7">[(1 2 3) e1]</text:span></text:p>
            <text:p><text:span text:style-name="T7"><text:s text:c="2"/></text:span><text:span text:style-name="T7">[(4 5 6) e2])</text:span></text:p>
          </draw:text-box>
        </draw:frame>
        <draw:frame draw:style-name="gr8" draw:text-style-name="P6" draw:layer="layout" svg:width="12.446cm" svg:height="5.163cm" svg:x="3.302cm" svg:y="12.446cm">
          <draw:text-box>
            <text:p><text:span text:style-name="T7">(if (memv x '(1 2 3))</text:span></text:p>
            <text:p><text:span text:style-name="T7"><text:s text:c="4"/></text:span><text:span text:style-name="T7">e1</text:span></text:p>
            <text:p><text:span text:style-name="T7"><text:s text:c="4"/></text:span><text:span text:style-name="T7">(if (memv x '(4 5 6))</text:span></text:p>
            <text:p><text:span text:style-name="T7"><text:s text:c="8"/></text:span><text:span text:style-name="T7">e2))</text:span></text:p>
          </draw:text-box>
        </draw:frame>
        <draw:frame draw:style-name="gr7" draw:text-style-name="P6" draw:layer="layout" svg:width="7.366cm" svg:height="3.935cm" svg:x="15.494cm" svg:y="5.38cm">
          <draw:text-box>
            <text:p><text:span text:style-name="T7">(case x</text:span></text:p>
            <text:p><text:span text:style-name="T7"><text:s text:c="2"/></text:span><text:span text:style-name="T7">[(4 5 6) e2]</text:span></text:p>
            <text:p><text:span text:style-name="T7"><text:s text:c="2"/></text:span><text:span text:style-name="T7">[(1 2 3) e1])</text:span></text:p>
          </draw:text-box>
        </draw:frame>
        <draw:frame draw:style-name="gr8" draw:text-style-name="P6" draw:layer="layout" svg:width="12.446cm" svg:height="5.163cm" svg:x="15.24cm" svg:y="12.617cm">
          <draw:text-box>
            <text:p><text:span text:style-name="T7">(if (memv x '(4 5 6))</text:span></text:p>
            <text:p><text:span text:style-name="T7"><text:s text:c="4"/></text:span><text:span text:style-name="T7">e1</text:span></text:p>
            <text:p><text:span text:style-name="T7"><text:s text:c="4"/></text:span><text:span text:style-name="T7">(if (memv x '(1 2 3))</text:span></text:p>
            <text:p><text:span text:style-name="T7"><text:s text:c="8"/></text:span><text:span text:style-name="T7">e2))</text:span></text:p>
          </draw:text-box>
        </draw:frame>
        <draw:custom-shape draw:style-name="gr4" draw:text-style-name="P4" draw:layer="layout" svg:width="1.524cm" svg:height="2.286cm" svg:x="5.842cm" svg:y="9.65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4" draw:layer="layout" svg:width="1.524cm" svg:height="2.286cm" svg:x="17.78cm" svg:y="9.82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3.968cm" svg:height="10.476cm" svg:x="3.81cm" svg:y="2.123cm" draw:page-number="6" presentation:class="page"/>
          <draw:frame presentation:style-name="pr2" draw:text-style-name="P3" draw:layer="layout" svg:width="17.271cm" svg:height="15.859cm" svg:x="2.159cm" svg:y="13.271cm" presentation:class="notes" presentation:user-transformed="true">
            <draw:text-box>
              <text:p><text:span text:style-name="T8">To see this overspecification, let's look at Scheme's case construct. For those that don't know, case is similar to C's switch statement; it does conditional branching on a value.</text:span></text:p>
              <text:p><text:span text:style-name="T8"/></text:p>
              <text:p><text:span text:style-name="T8">The order of evaluation of case clauses is unspecified in the original program, as long only e1 is evaluated when x is 1 2 or 3, and only e2 is evaluated when x is 4 5 or 6. But when we implement case using if, suddenly a specific order is imposed. And maybe it's not a good order.</text:span></text:p>
              <text:p><text:span text:style-name="T8"/></text:p>
              <text:p><text:span text:style-name="T8">Compiler writers have been dealing with this for eons. They have created lots of optimizations and techniques that take advantage of the original unspecified behavior to produce the faster, overspecified, code they can. One such technique is PDO</text:span></text:p>
            </draw:text-box>
          </draw:frame>
        </presentation:notes>
      </draw:page>
      <draw:page draw:name="page7" draw:style-name="dp1" draw:master-page-name="Default" presentation:presentation-page-layout-name="AL3T1">
        <draw:frame presentation:style-name="pr3" draw:layer="layout" svg:width="25.199cm" svg:height="3.855cm" svg:x="1.4cm" svg:y="0.663cm" presentation:class="title" presentation:user-transformed="true">
          <draw:text-box>
            <text:p>What is profile-directed optimization?</text:p>
          </draw:text-box>
        </draw:frame>
        <draw:frame presentation:style-name="pr4" draw:layer="layout" svg:width="25.199cm" svg:height="12.179cm" svg:x="1.4cm" svg:y="4.914cm" presentation:class="outline">
          <draw:text-box>
            <text:list text:style-name="L3">
              <text:list-item>
                <text:p>Consider this loop:</text:p>
              </text:list-item>
            </text:list>
          </draw:text-box>
        </draw:frame>
        <draw:frame draw:style-name="gr1" draw:text-style-name="P7" draw:layer="layout" svg:width="11.915cm" svg:height="5.875cm" svg:x="7.366cm" svg:y="8.636cm">
          <draw:text-box>
            <text:p><text:span text:style-name="T6">(let loop ([i 5])</text:span></text:p>
            <text:p><text:span text:style-name="T6"><text:s text:c="2"/></text:span><text:span text:style-name="T6">(if (zero? i)</text:span></text:p>
            <text:p><text:span text:style-name="T6"><text:s text:c="6"/></text:span><text:span text:style-name="T6">1</text:span></text:p>
            <text:p><text:span text:style-name="T6"><text:s text:c="7"/></text:span><text:span text:style-name="T6">(* (loop (sub1 i)))))</text:span></text:p>
          </draw:text-box>
        </draw:frame>
        <presentation:notes draw:style-name="dp2">
          <draw:page-thumbnail draw:style-name="gr2" draw:layer="layout" svg:width="13.968cm" svg:height="10.476cm" svg:x="3.81cm" svg:y="2.123cm" draw:page-number="7" presentation:class="page"/>
          <draw:frame presentation:style-name="pr2" draw:layer="layout" svg:width="17.271cm" svg:height="12.572cm" svg:x="2.159cm" svg:y="13.271cm" presentation:class="notes">
            <draw:text-box>
              <text:p>This loop specifies that while i is between 0 and n, the program should dostuff. It doesn't specify how. Maybe it's conveinent to dostuff, then jump to the top of the loop and dostuff again. But maybe you know the CPU will behave a little better if you avoid jumping backwards and instead write it like this</text:p>
            </draw:text-box>
          </draw:frame>
        </presentation:notes>
      </draw:page>
      <draw:page draw:name="page8" draw:style-name="dp1" draw:master-page-name="Default" presentation:presentation-page-layout-name="AL3T1">
        <draw:frame presentation:style-name="pr3" draw:layer="layout" svg:width="25.199cm" svg:height="3.855cm" svg:x="1.4cm" svg:y="0.663cm" presentation:class="title" presentation:user-transformed="true">
          <draw:text-box>
            <text:p>What is profile-directed optimization?</text:p>
          </draw:text-box>
        </draw:frame>
        <draw:frame presentation:style-name="pr4" draw:layer="layout" svg:width="25.199cm" svg:height="12.179cm" svg:x="1.4cm" svg:y="4.914cm" presentation:class="outline" presentation:user-transformed="true">
          <draw:text-box>
            <text:list text:style-name="L3">
              <text:list-item>
                <text:p>Compile!</text:p>
              </text:list-item>
            </text:list>
          </draw:text-box>
        </draw:frame>
        <draw:frame draw:style-name="gr1" draw:text-style-name="P7" draw:layer="layout" svg:width="11.251cm" svg:height="7.281cm" svg:x="7.366cm" svg:y="8.636cm">
          <draw:text-box>
            <text:p><text:span text:style-name="T6">i=5</text:span></text:p>
            <text:p><text:span text:style-name="T6">loop: </text:span></text:p>
            <text:p><text:span text:style-name="T6"><text:s text:c="2"/></text:span><text:span text:style-name="T6">(if (zero? i)</text:span></text:p>
            <text:p><text:span text:style-name="T6"><text:s text:c="6"/></text:span><text:span text:style-name="T6">1</text:span></text:p>
            <text:p><text:span text:style-name="T6"><text:s text:c="7"/></text:span><text:span text:style-name="T6">(i=i-1; goto loop))</text:span></text:p>
          </draw:text-box>
        </draw:frame>
        <presentation:notes draw:style-name="dp2">
          <draw:page-thumbnail draw:style-name="gr2" draw:layer="layout" svg:width="13.968cm" svg:height="10.476cm" svg:x="3.81cm" svg:y="2.123cm" draw:page-number="8" presentation:class="page"/>
          <draw:frame presentation:style-name="pr2" draw:layer="layout" svg:width="17.271cm" svg:height="12.572cm" svg:x="2.159cm" svg:y="13.271cm" presentation:class="notes" presentation:user-transformed="true">
            <draw:text-box>
              <text:p>This loop specifies that while i is between 0 and n, the program should dostuff. It doesn't specify how. Maybe it's conveinent to dostuff, then jump to the top of the loop and dostuff again.</text:p>
            </draw:text-box>
          </draw:frame>
        </presentation:notes>
      </draw:page>
      <draw:page draw:name="page9" draw:style-name="dp1" draw:master-page-name="Default" presentation:presentation-page-layout-name="AL3T1">
        <draw:frame presentation:style-name="pr3" draw:layer="layout" svg:width="25.199cm" svg:height="3.855cm" svg:x="1.4cm" svg:y="0.663cm" presentation:class="title" presentation:user-transformed="true">
          <draw:text-box>
            <text:p>What is profile-directed optimization?</text:p>
          </draw:text-box>
        </draw:frame>
        <draw:frame presentation:style-name="pr4" draw:layer="layout" svg:width="25.199cm" svg:height="12.179cm" svg:x="1.4cm" svg:y="4.914cm" presentation:class="outline" presentation:user-transformed="true">
          <draw:text-box>
            <text:list text:style-name="L3">
              <text:list-item>
                <text:p>Compiler better!</text:p>
              </text:list-item>
            </text:list>
          </draw:text-box>
        </draw:frame>
        <draw:frame draw:style-name="gr1" draw:text-style-name="P7" draw:layer="layout" svg:width="14.823cm" svg:height="12.905cm" svg:x="7.366cm" svg:y="6.604cm">
          <draw:text-box>
            <text:p><text:span text:style-name="T6">i=5</text:span></text:p>
            <text:p><text:span text:style-name="T6">loop: </text:span></text:p>
            <text:p><text:span text:style-name="T6"><text:s text:c="2"/></text:span><text:span text:style-name="T6">(if (zero? i)</text:span></text:p>
            <text:p><text:span text:style-name="T6"><text:s text:c="6"/></text:span><text:span text:style-name="T6">1</text:span></text:p>
            <text:p><text:span text:style-name="T6"><text:s text:c="7"/></text:span><text:span text:style-name="T6">(if (zero? i-1)</text:span></text:p>
            <text:p><text:span text:style-name="T6"><text:s text:c="12"/></text:span><text:span text:style-name="T6">i-1</text:span></text:p>
            <text:p><text:span text:style-name="T6"><text:s text:c="12"/></text:span><text:span text:style-name="T6">(if (zero? i-2)</text:span></text:p>
            <text:p><text:span text:style-name="T6"><text:s text:c="16"/></text:span><text:span text:style-name="T6">(i-1)*(i-2)</text:span></text:p>
            <text:p><text:span text:style-name="T6"><text:s text:c="16"/></text:span><text:span text:style-name="T6">(i=i-3; goto loop))))</text:span></text:p>
          </draw:text-box>
        </draw:frame>
        <presentation:notes draw:style-name="dp2">
          <draw:page-thumbnail draw:style-name="gr2" draw:layer="layout" svg:width="13.968cm" svg:height="10.476cm" svg:x="3.81cm" svg:y="2.123cm" draw:page-number="9" presentation:class="page"/>
          <draw:frame presentation:style-name="pr2" draw:layer="layout" svg:width="17.271cm" svg:height="12.572cm" svg:x="2.159cm" svg:y="13.271cm" presentation:class="notes" presentation:user-transformed="true">
            <draw:text-box>
              <text:p><text:s/>But maybe you know the CPU will behave a little better if you avoid jumping backwards and instead write it like this. So how many times should you unroll the loop?</text:p>
            </draw:text-box>
          </draw:frame>
        </presentation:notes>
      </draw:page>
      <draw:page draw:name="page10" draw:style-name="dp1" draw:master-page-name="Default" presentation:presentation-page-layout-name="AL3T1">
        <draw:frame presentation:style-name="pr3" draw:layer="layout" svg:width="25.199cm" svg:height="3.855cm" svg:x="1.4cm" svg:y="0.663cm" presentation:class="title" presentation:user-transformed="true">
          <draw:text-box>
            <text:p>What is profile-directed optimization?</text:p>
          </draw:text-box>
        </draw:frame>
        <draw:frame presentation:style-name="pr4" draw:layer="layout" svg:width="25.199cm" svg:height="12.179cm" svg:x="1.4cm" svg:y="4.914cm" presentation:class="outline" presentation:user-transformed="true">
          <draw:text-box>
            <text:list text:style-name="L3">
              <text:list-item>
                <text:p>Statis heuristic – 10 times?</text:p>
              </text:list-item>
              <text:list-item>
                <text:p>O(n^3)* static analysis – T</text:p>
              </text:list-item>
              <text:list-item>
                <text:p/>
              </text:list-item>
              <text:list-item>
                <text:p/>
              </text:list-item>
              <text:list-item>
                <text:p>… Run the loop and count?</text:p>
              </text:list-item>
            </text:list>
          </draw:text-box>
        </draw:frame>
        <draw:frame draw:style-name="gr1" draw:layer="layout" svg:width="9.875cm" svg:height="1.038cm" svg:x="0.508cm" svg:y="19.558cm">
          <draw:text-box>
            <text:p>* After all, you only compile once.</text:p>
          </draw:text-box>
        </draw:frame>
        <presentation:notes draw:style-name="dp2">
          <draw:page-thumbnail draw:style-name="gr2" draw:layer="layout" svg:width="13.968cm" svg:height="10.476cm" svg:x="3.81cm" svg:y="2.123cm" draw:page-number="10" presentation:class="page"/>
          <draw:frame presentation:style-name="pr2" draw:layer="layout" svg:width="17.271cm" svg:height="12.572cm" svg:x="2.159cm" svg:y="13.271cm" presentation:class="notes" presentation:user-transformed="true">
            <draw:text-box>
              <text:p>So how many times should you unroll the loop?</text:p>
              <text:p/>
              <text:p>Well we could try to come up with a good heuristic (i.e. guess).</text:p>
              <text:p/>
              <text:p>We could use a really fancy static analysis and hope it can decide our favorite loop.</text:p>
              <text:p/>
              <text:p>… Or we could just run it.</text:p>
            </draw:text-box>
          </draw:frame>
        </presentation:notes>
      </draw:page>
      <draw:page draw:name="page11" draw:style-name="dp1" draw:master-page-name="Default" presentation:presentation-page-layout-name="AL3T1">
        <draw:frame presentation:style-name="pr3" draw:layer="layout" svg:width="25.199cm" svg:height="3.855cm" svg:x="1.4cm" svg:y="0.663cm" presentation:class="title" presentation:user-transformed="true">
          <draw:text-box>
            <text:p>What is profile-directed optimization?</text:p>
          </draw:text-box>
        </draw:frame>
        <draw:frame draw:style-name="gr1" draw:text-style-name="P7" xml:id="id2" draw:id="id2" draw:layer="layout" svg:width="11.915cm" svg:height="5.875cm" svg:x="0.653cm" svg:y="5.136cm">
          <draw:text-box>
            <text:p><text:span text:style-name="T6">(let loop ([i 5])</text:span></text:p>
            <text:p><text:span text:style-name="T6"><text:s text:c="2"/></text:span><text:span text:style-name="T6">(if (zero? i)</text:span></text:p>
            <text:p><text:span text:style-name="T6"><text:s text:c="6"/></text:span><text:span text:style-name="T6">1</text:span></text:p>
            <text:p><text:span text:style-name="T6"><text:s text:c="7"/></text:span><text:span text:style-name="T6">(* (loop (sub1 i)))))</text:span></text:p>
          </draw:text-box>
        </draw:frame>
        <draw:frame draw:style-name="gr1" draw:text-style-name="P7" xml:id="id1" draw:id="id1" draw:layer="layout" svg:width="8.91cm" svg:height="5.875cm" svg:x="1.454cm" svg:y="13.97cm">
          <draw:text-box>
            <text:p><text:span text:style-name="T6">i=5</text:span></text:p>
            <text:p><text:span text:style-name="T6">loop: </text:span></text:p>
            <text:p><text:span text:style-name="T6"><text:s text:c="2"/></text:span><text:span text:style-name="T6">count=count+1;</text:span></text:p>
            <text:p><text:span text:style-name="T6">...</text:span></text:p>
          </draw:text-box>
        </draw:frame>
        <draw:connector draw:style-name="gr9" draw:text-style-name="P4" draw:layer="layout" draw:type="curve" svg:x1="10.364cm" svg:y1="16.907cm" svg:x2="18.577cm" svg:y2="6.164cm" draw:start-shape="id1" svg:d="m10364 16907c6535 0 2429-10743 8213-10743" svg:viewBox="0 0 8214 10744">
          <text:p text:style-name="P4"><text:s text:c="13"/>5</text:p>
        </draw:connector>
        <draw:connector draw:style-name="gr6" draw:text-style-name="P4" draw:layer="layout" draw:type="curve" svg:x1="12.568cm" svg:y1="8.073cm" svg:x2="18.521cm" svg:y2="5.516cm" draw:start-shape="id2" draw:start-glue-point="1" svg:d="m12568 8073c4840 0 1864-2557 5953-2557" svg:viewBox="0 0 5954 2558">
          <text:p/>
        </draw:connector>
        <draw:frame draw:style-name="gr10" draw:text-style-name="P8" draw:layer="layout" svg:width="10.922cm" svg:height="9.906cm" svg:x="17.018cm" svg:y="8.382cm">
          <draw:text-box>
            <text:p><text:span text:style-name="T2">i=5</text:span></text:p>
            <text:p><text:span text:style-name="T2">loop: </text:span></text:p>
            <text:p><text:span text:style-name="T2"><text:s text:c="2"/></text:span><text:span text:style-name="T2">(if (zero? i)</text:span></text:p>
            <text:p><text:span text:style-name="T2"><text:s text:c="6"/></text:span><text:span text:style-name="T2">1</text:span></text:p>
            <text:p><text:span text:style-name="T2"><text:s text:c="8"/>…</text:span><text:span text:style-name="T2">.</text:span></text:p>
            <text:p><text:span text:style-name="T2"><text:s text:c="11"/></text:span><text:span text:style-name="T2">(i=i-5; goto loop))))</text:span></text:p>
          </draw:text-box>
        </draw:frame>
        <draw:custom-shape draw:style-name="gr4" draw:text-style-name="P4" draw:layer="layout" svg:width="1.524cm" svg:height="2.286cm" svg:x="6.096cm" svg:y="11.6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4" draw:layer="layout" svg:width="1.524cm" svg:height="2.286cm" svg:x="18.521cm" svg:y="5.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3.968cm" svg:height="10.476cm" svg:x="3.81cm" svg:y="2.123cm" draw:page-number="11" presentation:class="page"/>
          <draw:frame presentation:style-name="pr2" draw:text-style-name="P3" draw:layer="layout" svg:width="17.271cm" svg:height="12.572cm" svg:x="2.159cm" svg:y="13.271cm" presentation:class="notes" presentation:user-transformed="true">
            <draw:text-box>
              <text:p>And that's what PDO does. You compile the program once with little counters in the code, run it on <text:span text:style-name="T9">representative</text:span> inputs, then recompile using the execution counts you collected from the first run.</text:p>
              <text:p>The result is a program optimized using very precise information (for the class of inputs you gave the program).</text:p>
            </draw:text-box>
          </draw:frame>
        </presentation:notes>
      </draw:page>
      <draw:page draw:name="page12" draw:style-name="dp1" draw:master-page-name="Default" presentation:presentation-page-layout-name="AL3T1">
        <draw:frame presentation:style-name="pr5" draw:layer="layout" svg:width="25.199cm" svg:height="3.855cm" svg:x="1.4cm" svg:y="0.663cm" presentation:class="title">
          <draw:text-box>
            <text:p>What is profile-directed optimization?</text:p>
          </draw:text-box>
        </draw:frame>
        <draw:frame presentation:style-name="pr4" draw:layer="layout" svg:width="25.199cm" svg:height="12.179cm" svg:x="1.4cm" svg:y="4.914cm" presentation:class="outline">
          <draw:text-box>
            <text:list text:style-name="L3">
              <text:list-item>
                <text:p>.NET, GCC, LLVM, all do PDO. (so does Chez Scheme)</text:p>
              </text:list-item>
              <text:list-item>
                <text:p>Implement inlining, code layout, virtual call specialization, etc </text:p>
              </text:list-item>
              <text:list-item>
                <text:p>Profile basic blocks, internal compiler structures, or assembly instructions</text:p>
                <text:p/>
              </text:list-item>
              <text:list-item>
                <text:p>All of which are not exposed and useless to meta-programmers</text:p>
                <text:p/>
                <text:p/>
              </text:list-item>
            </text:list>
          </draw:text-box>
        </draw:frame>
        <presentation:notes draw:style-name="dp2">
          <draw:page-thumbnail draw:style-name="gr2" draw:layer="layout" svg:width="13.968cm" svg:height="10.476cm" svg:x="3.81cm" svg:y="2.123cm" draw:page-number="12" presentation:class="page"/>
          <draw:frame presentation:style-name="pr2" draw:text-style-name="P3" draw:layer="layout" svg:width="17.271cm" svg:height="12.572cm" svg:x="2.159cm" svg:y="13.271cm" presentation:class="notes" presentation:placeholder="true" presentation:user-transformed="true">
            <draw:text-box/>
          </draw:frame>
        </presentation:notes>
      </draw:page>
      <draw:page draw:name="page13" draw:style-name="dp1" draw:master-page-name="Default" presentation:presentation-page-layout-name="AL3T1">
        <draw:frame presentation:style-name="pr3" draw:layer="layout" svg:width="25.199cm" svg:height="3.855cm" svg:x="1.4cm" svg:y="0.663cm" presentation:class="title" presentation:user-transformed="true">
          <draw:text-box>
            <text:p>What does the meta-programmer need?</text:p>
          </draw:text-box>
        </draw:frame>
        <draw:frame presentation:style-name="pr4" draw:layer="layout" svg:width="25.199cm" svg:height="12.179cm" svg:x="1.4cm" svg:y="4.914cm" presentation:class="outline">
          <draw:text-box>
            <text:list text:style-name="L3">
              <text:list-item>
                <text:p>Profile information for source expressions seen in the meta-language.</text:p>
                <text:list>
                  <text:list-item>
                    <text:p>Some people have done this … sort of.</text:p>
                  </text:list-item>
                </text:list>
              </text:list-item>
              <text:list-item>
                <text:p>Access to the profile information in the meta-language.</text:p>
                <text:list>
                  <text:list-item>
                    <text:p>No one has done this.</text:p>
                  </text:list-item>
                </text:list>
              </text:list-item>
              <text:list-item>
                <text:p>Something that doesn't interfere with traditional PDO.</text:p>
                <text:list>
                  <text:list-item>
                    <text:p>Since meta-programs change source code, meta-level optimizations may cause stale block-level profile information</text:p>
                  </text:list-item>
                </text:list>
              </text:list-item>
            </text:list>
          </draw:text-box>
        </draw:frame>
        <presentation:notes draw:style-name="dp2">
          <draw:page-thumbnail draw:style-name="gr2" draw:layer="layout" svg:width="13.968cm" svg:height="10.476cm" svg:x="3.81cm" svg:y="2.123cm" draw:page-number="13" presentation:class="page"/>
          <draw:frame presentation:style-name="pr2" draw:layer="layout" svg:width="17.271cm" svg:height="18.502cm" svg:x="2.159cm" svg:y="13.271cm" presentation:class="notes" presentation:user-transformed="true">
            <draw:text-box>
              <text:p>Meta-programs operate on source syntax, not basic blocks or IR ASTs. We need per-source expression profile information. </text:p>
              <text:p>This isn't a particularly novel idea. There exist numerous tools in all your favorite languages to give source expression profiling to some granularity. Most of these tools will then dump out a report and expect you to go optimize your program. By hand.</text:p>
              <text:p/>
              <text:p>That's stupid.</text:p>
              <text:p/>
              <text:p>Some people have created tools that optimize programs based on source profiling information. They create their own source profiler (duplicating the efforts of the compiler's profiling), their own special program that operates on source code (i.e. a specialized meta-program), and perform some specialized optimizations that they cared about when writing their tool.</text:p>
              <text:p/>
              <text:p>That's not very general. </text:p>
            </draw:text-box>
          </draw:frame>
        </presentation:notes>
      </draw:page>
      <draw:page draw:name="page14" draw:style-name="dp1" draw:master-page-name="Default" presentation:presentation-page-layout-name="AL3T1">
        <draw:frame presentation:style-name="pr3" draw:layer="layout" svg:width="25.199cm" svg:height="3.506cm" svg:x="1.4cm" svg:y="0.837cm" presentation:class="title" presentation:user-transformed="true">
          <draw:text-box>
            <text:p>Less stupid and more general: </text:p>
          </draw:text-box>
        </draw:frame>
        <draw:frame presentation:style-name="pr4" draw:layer="layout" svg:width="25.199cm" svg:height="12.179cm" svg:x="1.4cm" svg:y="4.914cm" presentation:class="outline" presentation:user-transformed="true">
          <draw:text-box>
            <text:list text:style-name="L3">
              <text:list-item>
                <text:p>We implement an efficient, per source-expression profiler.</text:p>
                <text:list>
                  <text:list-item>
                    <text:p>It can even load multiple sets of profile data.</text:p>
                  </text:list-item>
                </text:list>
              </text:list-item>
              <text:list-item>
                <text:p>We expose this profile information to the meta-language via a single function.</text:p>
                <text:list>
                  <text:list-item>
                    <text:p>It can even be used at runtime to do profile-directed <text:span text:style-name="T9">programming</text:span><text:span text:style-name="T10"> (no meta-).</text:span><text:tab/></text:p>
                  </text:list-item>
                </text:list>
              </text:list-item>
              <text:list-item>
                <text:p>We created workflow that ensures we can still use traditional PDO.</text:p>
              </text:list-item>
            </text:list>
          </draw:text-box>
        </draw:frame>
        <presentation:notes draw:style-name="dp2">
          <draw:page-thumbnail draw:style-name="gr2" draw:layer="layout" svg:width="13.968cm" svg:height="10.476cm" svg:x="3.81cm" svg:y="2.123cm" draw:page-number="14" presentation:class="page"/>
          <draw:frame presentation:style-name="pr2" draw:layer="layout" svg:width="17.271cm" svg:height="12.572cm" svg:x="2.159cm" svg:y="13.271cm" presentation:class="notes">
            <draw:text-box>
              <text:p>With all of this, we can now implement <text:span text:style-name="T9">arbitrary</text:span> meta-program optimizations, instead of duplicating effort, relying on specialized tools, or optimizing code by hand.</text:p>
            </draw:text-box>
          </draw:frame>
        </presentation:notes>
      </draw:page>
      <draw:page draw:name="page15" draw:style-name="dp1" draw:master-page-name="Default" presentation:presentation-page-layout-name="AL3T1">
        <draw:frame presentation:style-name="pr3" draw:layer="layout" svg:width="25.199cm" svg:height="3.506cm" svg:x="1.4cm" svg:y="0.837cm" presentation:class="title" presentation:user-transformed="true">
          <draw:text-box>
            <text:p>A primer with parens </text:p>
          </draw:text-box>
        </draw:frame>
        <draw:frame presentation:style-name="pr4" draw:text-style-name="P9" draw:layer="layout" svg:width="19.558cm" svg:height="12.179cm" svg:x="4.826cm" svg:y="5.093cm" presentation:class="outline" presentation:user-transformed="true">
          <draw:text-box>
            <text:p text:style-name="P9"><text:span text:style-name="T11">;; defines a macro (meta-program)</text:span></text:p>
            <text:p text:style-name="P9"><text:span text:style-name="T12">(</text:span><text:span text:style-name="T13">define-syntax</text:span><text:span text:style-name="T12"> (do-n-times stx)</text:span></text:p>
            <text:p text:style-name="P9"><text:span text:style-name="T12"><text:s text:c="2"/></text:span><text:span text:style-name="T11">;; pattern matches on the inputs syntax</text:span></text:p>
            <text:p text:style-name="P9"><text:span text:style-name="T12"><text:s text:c="2"/></text:span><text:span text:style-name="T12">(syntax-case stx ()</text:span></text:p>
            <text:p text:style-name="P9"><text:span text:style-name="T12"><text:s text:c="4"/></text:span><text:span text:style-name="T11">;; Example:</text:span></text:p>
            <text:p text:style-name="P9"><text:span text:style-name="T12"><text:s text:c="4"/></text:span><text:span text:style-name="T11">;; (do-n-times 5 (display “*”)) =&gt; *****</text:span></text:p>
            <text:p text:style-name="P9"><text:span text:style-name="T12"><text:s text:c="4"/></text:span><text:span text:style-name="T12">[(do-n-times n body …)</text:span></text:p>
            <text:p text:style-name="P9"><text:span text:style-name="T12"><text:s text:c="4"/></text:span><text:span text:style-name="T11">;; #' creates a piece of syntax</text:span><text:span text:style-name="T12"> </text:span></text:p>
            <text:p text:style-name="P9"><text:span text:style-name="T12"><text:s text:c="5"/></text:span><text:span text:style-name="T12">#</text:span><text:span text:style-name="T14">'</text:span><text:span text:style-name="T12">(</text:span><text:span text:style-name="T15">let</text:span><text:span text:style-name="T12"> loop [(i n)] <text:s/></text:span><text:span text:style-name="T11">;; the syntax `n', taken as input, is copied</text:span></text:p>
            <text:p text:style-name="P9"><text:span text:style-name="T12"><text:s text:c="14"/></text:span><text:span text:style-name="T12">(</text:span><text:span text:style-name="T15">if</text:span><text:span text:style-name="T12"> (</text:span><text:span text:style-name="T13">zero?</text:span><text:span text:style-name="T12"> i)</text:span></text:p>
            <text:p text:style-name="P9"><text:span text:style-name="T12"><text:s text:c="18"/></text:span><text:span text:style-name="T12">(void)</text:span></text:p>
            <text:p text:style-name="P9"><text:span text:style-name="T12"><text:s text:c="18"/></text:span><text:span text:style-name="T12">(</text:span><text:span text:style-name="T15">begin</text:span><text:span text:style-name="T12"> body … (loop (sub1 i)))))]))</text:span></text:p>
          </draw:text-box>
        </draw:frame>
        <draw:frame draw:style-name="gr1" draw:text-style-name="P10" draw:layer="layout" svg:width="10.51cm" svg:height="0.818cm" svg:x="0.548cm" svg:y="19.558cm">
          <draw:text-box>
            <text:p text:style-name="P10"><text:span text:style-name="T16">adapted from Languages as Libraies (PLDI 2011)</text:span></text:p>
          </draw:text-box>
        </draw:frame>
        <presentation:notes draw:style-name="dp2">
          <draw:page-thumbnail draw:style-name="gr2" draw:layer="layout" svg:width="13.968cm" svg:height="10.476cm" svg:x="3.81cm" svg:y="2.123cm" draw:page-number="15" presentation:class="page"/>
          <draw:frame presentation:style-name="pr2" draw:layer="layout" svg:width="17.271cm" svg:height="12.572cm" svg:x="2.159cm" svg:y="13.271cm" presentation:class="notes">
            <draw:text-box>
              <text:p>The rest of this talk involves some Scheme macros, and our implementation takes advantage of Scheme </text:p>
            </draw:text-box>
          </draw:frame>
        </presentation:notes>
      </draw:page>
      <draw:page draw:name="page16" draw:style-name="dp1" draw:master-page-name="Default" presentation:presentation-page-layout-name="AL3T1">
        <draw:frame presentation:style-name="pr3" draw:layer="layout" svg:width="25.199cm" svg:height="3.506cm" svg:x="1.4cm" svg:y="0.837cm" presentation:class="title">
          <draw:text-box>
            <text:p>A primer with parens</text:p>
          </draw:text-box>
        </draw:frame>
        <draw:frame presentation:style-name="pr4" draw:layer="layout" svg:width="25.199cm" svg:height="12.179cm" svg:x="1.4cm" svg:y="4.914cm" presentation:class="outline" presentation:user-transformed="true">
          <draw:text-box>
            <text:list text:style-name="L3">
              <text:list-item>
                <text:p>Macro inputs and output are <text:span text:style-name="T17">syntax objects—</text:span><text:span text:style-name="T18">a literal piece of syntax.</text:span></text:p>
                <text:list>
                  <text:list-item>
                    <text:p><text:span text:style-name="T18">#'3 is syntax</text:span></text:p>
                  </text:list-item>
                  <text:list-item>
                    <text:p><text:span text:style-name="T18">3 is not</text:span></text:p>
                  </text:list-item>
                </text:list>
              </text:list-item>
              <text:list-item>
                <text:p><text:span text:style-name="T18">Syntax objects have associate </text:span><text:span text:style-name="T19">source objects—</text:span><text:span text:style-name="T18"> a filename, line number, starting and ending char. positions</text:span></text:p>
              </text:list-item>
              <text:list-item>
                <text:p><text:span text:style-name="T18">Macros can run arbitrary Scheme code to produce syntax:</text:span></text:p>
                <text:list>
                  <text:list-item>
                    <text:p><text:span text:style-name="T18">((lambda (x) x) #'3) =&gt; #'3</text:span></text:p>
                  </text:list-item>
                  <text:list-item>
                    <text:p><text:span text:style-name="T18">#`#,(factorial 5) =&gt; #'120</text:span></text:p>
                    <text:p><text:span text:style-name="T18"/></text:p>
                  </text:list-item>
                </text:list>
              </text:list-item>
            </text:list>
          </draw:text-box>
        </draw:frame>
        <presentation:notes draw:style-name="dp2">
          <draw:page-thumbnail draw:style-name="gr2" draw:layer="layout" svg:width="13.968cm" svg:height="10.476cm" svg:x="3.81cm" svg:y="2.123cm" draw:page-number="16" presentation:class="page"/>
          <draw:frame presentation:style-name="pr2" draw:layer="layout" svg:width="17.271cm" svg:height="12.572cm" svg:x="2.159cm" svg:y="13.271cm" presentation:class="notes">
            <draw:text-box>
              <text:p>#` and #, implement Lisp's quasiquote and and unquote for syntax objects</text:p>
            </draw:text-box>
          </draw:frame>
        </presentation:notes>
      </draw:page>
      <draw:page draw:name="page17" draw:style-name="dp1" draw:master-page-name="Default" presentation:presentation-page-layout-name="AL3T1">
        <draw:frame presentation:style-name="pr3" draw:layer="layout" svg:width="25.199cm" svg:height="3.506cm" svg:x="1.4cm" svg:y="0.837cm" presentation:class="title" presentation:user-transformed="true">
          <draw:text-box>
            <text:p>Less stupid and more general: </text:p>
          </draw:text-box>
        </draw:frame>
        <draw:frame presentation:style-name="pr4" draw:layer="layout" svg:width="25.199cm" svg:height="12.179cm" svg:x="1.4cm" svg:y="4.914cm" presentation:class="outline" presentation:user-transformed="true">
          <draw:text-box>
            <text:list text:style-name="L4">
              <text:list-item>
                <text:p>We implement an efficient, per source-expression profiler.</text:p>
              </text:list-item>
            </text:list>
            <text:list text:style-name="L3">
              <text:list-item>
                <text:list>
                  <text:list-item>
                    <text:p><text:span text:style-name="T20">It can even load multiple sets of profile data.</text:span></text:p>
                  </text:list-item>
                </text:list>
              </text:list-item>
              <text:list-item>
                <text:p><text:span text:style-name="T20">We expose this profile information to the meta-language via a single function.</text:span></text:p>
                <text:list>
                  <text:list-item>
                    <text:p><text:span text:style-name="T20">It can even be used at runtime to do profile-directed </text:span><text:span text:style-name="T21">programming</text:span><text:span text:style-name="T22"> (no meta-).</text:span><text:span text:style-name="T20"><text:tab/></text:span></text:p>
                  </text:list-item>
                </text:list>
              </text:list-item>
              <text:list-item>
                <text:p><text:span text:style-name="T20">We created workflow that ensures we can still use traditional PDO.</text:span></text:p>
              </text:list-item>
            </text:list>
          </draw:text-box>
        </draw:frame>
        <presentation:notes draw:style-name="dp2">
          <draw:page-thumbnail draw:style-name="gr2" draw:layer="layout" svg:width="13.968cm" svg:height="10.476cm" svg:x="3.81cm" svg:y="2.123cm" draw:page-number="17" presentation:class="page"/>
          <draw:frame presentation:style-name="pr2" draw:text-style-name="P3" draw:layer="layout" svg:width="17.271cm" svg:height="12.572cm" svg:x="2.159cm" svg:y="13.271cm" presentation:class="notes">
            <draw:text-box>
              <text:p text:style-name="P3">With all of this, we can now implement <text:span text:style-name="T9">arbitrary</text:span> meta-program optimizations, instead of duplicating effort, relying on specialized tools, or optimizing code by hand.</text:p>
            </draw:text-box>
          </draw:frame>
        </presentation:notes>
      </draw:page>
      <draw:page draw:name="page18" draw:style-name="dp1" draw:master-page-name="Default" presentation:presentation-page-layout-name="AL3T1">
        <draw:frame presentation:style-name="pr3" draw:layer="layout" svg:width="25.199cm" svg:height="3.506cm" svg:x="1.4cm" svg:y="0.837cm" presentation:class="title" presentation:user-transformed="true">
          <draw:text-box>
            <text:p>Design and implementation:</text:p>
          </draw:text-box>
        </draw:frame>
        <draw:frame presentation:style-name="pr4" draw:layer="layout" svg:width="25.199cm" svg:height="12.179cm" svg:x="1.4cm" svg:y="4.914cm" presentation:class="outline" presentation:user-transformed="true">
          <draw:text-box>
            <text:list text:style-name="L3">
              <text:list-item>
                <text:p>We implement an efficient, per source-expression profiler:</text:p>
                <text:list>
                  <text:list-item>
                    <text:p>Using prior work: Burger '98</text:p>
                  </text:list-item>
                  <text:list-item>
                    <text:p>At most 1 counter per block, less in practice</text:p>
                  </text:list-item>
                  <text:list-item>
                    <text:p>10% runtime overhead for instrumeneted code</text:p>
                  </text:list-item>
                  <text:list-item>
                    <text:p>Per source-expression: (do-n-times 5 (display “*”))</text:p>
                    <text:list>
                      <text:list-item>
                        <text:p>5 evaluated 1 time</text:p>
                      </text:list-item>
                      <text:list-item>
                        <text:p>display evaluated 5 times</text:p>
                      </text:list-item>
                      <text:list-item>
                        <text:p>“*” evaluated 5 times</text:p>
                      </text:list-item>
                      <text:list-item>
                        <text:p>(display 5) evaluated 5 times</text:p>
                      </text:list-item>
                    </text:list>
                  </text:list-item>
                </text:list>
              </text:list-item>
            </text:list>
          </draw:text-box>
        </draw:frame>
        <presentation:notes draw:style-name="dp2">
          <draw:page-thumbnail draw:style-name="gr2" draw:layer="layout" svg:width="13.968cm" svg:height="10.476cm" svg:x="3.81cm" svg:y="2.123cm" draw:page-number="18" presentation:class="page"/>
          <draw:frame presentation:style-name="pr2" draw:text-style-name="P3" draw:layer="layout" svg:width="17.271cm" svg:height="12.572cm" svg:x="2.159cm" svg:y="13.271cm" presentation:class="notes">
            <draw:text-box>
              <text:p text:style-name="P3">With all of this, we can now implement <text:span text:style-name="T9">arbitrary</text:span> meta-program optimizations, instead of duplicating effort, relying on specialized tools, or optimizing code by hand.</text:p>
            </draw:text-box>
          </draw:frame>
        </presentation:notes>
      </draw:page>
      <draw:page draw:name="page19" draw:style-name="dp1" draw:master-page-name="Default" presentation:presentation-page-layout-name="AL3T1">
        <draw:frame presentation:style-name="pr5" draw:layer="layout" svg:width="25.199cm" svg:height="3.506cm" svg:x="1.4cm" svg:y="0.837cm" presentation:class="title">
          <draw:text-box>
            <text:p>Design and implementation: </text:p>
          </draw:text-box>
        </draw:frame>
        <draw:frame presentation:style-name="pr4" draw:layer="layout" svg:width="25.199cm" svg:height="12.179cm" svg:x="1.4cm" svg:y="4.914cm" presentation:class="outline">
          <draw:text-box>
            <text:list text:style-name="L3">
              <text:list-item>
                <text:p><text:span text:style-name="T23">We implement an efficient, per source-expression profiler.</text:span></text:p>
              </text:list-item>
            </text:list>
            <text:list text:style-name="L4">
              <text:list-item>
                <text:list>
                  <text:list-item>
                    <text:p><text:span text:style-name="T24">It can even load multiple sets of profile data.</text:span></text:p>
                  </text:list-item>
                </text:list>
              </text:list-item>
            </text:list>
            <text:list text:style-name="L3">
              <text:list-item>
                <text:list>
                  <text:list-item>
                    <text:list>
                      <text:list-item>
                        <text:p><text:span text:style-name="T25">Representative profile data</text:span></text:p>
                      </text:list-item>
                      <text:list-item>
                        <text:p><text:span text:style-name="T25">Reuse profile data</text:span></text:p>
                      </text:list-item>
                    </text:list>
                  </text:list-item>
                </text:list>
              </text:list-item>
            </text:list>
          </draw:text-box>
        </draw:frame>
        <presentation:notes draw:style-name="dp2">
          <draw:page-thumbnail draw:style-name="gr2" draw:layer="layout" svg:width="13.968cm" svg:height="10.476cm" svg:x="3.81cm" svg:y="2.123cm" draw:page-number="19" presentation:class="page"/>
          <draw:frame presentation:style-name="pr2" draw:text-style-name="P3" draw:layer="layout" svg:width="17.271cm" svg:height="12.572cm" svg:x="2.159cm" svg:y="13.271cm" presentation:class="notes" presentation:user-transformed="true">
            <draw:text-box>
              <text:p>To get a good approximation of real inputs and reuse profile data, we designed our system to allow loading multiple sets of profile data. </text:p>
              <text:p/>
            </draw:text-box>
          </draw:frame>
        </presentation:notes>
      </draw:page>
      <draw:page draw:name="page20" draw:style-name="dp1" draw:master-page-name="Default" presentation:presentation-page-layout-name="AL4T3">
        <draw:frame presentation:style-name="pr5" draw:layer="layout" svg:width="25.199cm" svg:height="3.506cm" svg:x="1.4cm" svg:y="0.837cm" presentation:class="title">
          <draw:text-box>
            <text:p>Multiple data sets: </text:p>
          </draw:text-box>
        </draw:frame>
        <draw:custom-shape draw:style-name="gr11" draw:text-style-name="P4" xml:id="id3" draw:id="id3" draw:layer="Layout" svg:width="2.032cm" svg:height="1.27cm" svg:x="19.022cm" svg:y="4.355cm">
          <text:p text:style-name="P4">Input 1</text:p>
          <draw:enhanced-geometry svg:viewBox="0 0 21600 21600" draw:mirror-horizontal="false" draw:mirror-vertical="false" draw:type="rectangle" draw:enhanced-path="M 0 0 L 21600 0 21600 21600 0 21600 0 0 Z N"/>
        </draw:custom-shape>
        <draw:connector draw:style-name="gr6" draw:text-style-name="P4" draw:layer="layout" draw:type="curve" svg:x1="20.038cm" svg:y1="5.625cm" svg:x2="18.387cm" svg:y2="7.403cm" draw:start-shape="id3" draw:start-glue-point="2" draw:end-shape="id4" draw:end-glue-point="0" svg:d="m20038 5625c0 1333-1651 445-1651 1778" svg:viewBox="0 0 1652 1779">
          <text:p/>
        </draw:connector>
        <draw:custom-shape draw:style-name="gr11" draw:text-style-name="P4" xml:id="id4" draw:id="id4" draw:layer="Layout" svg:width="2.286cm" svg:height="1.016cm" svg:x="17.244cm" svg:y="7.403cm">
          <text:p text:style-name="P4">Loop A</text:p>
          <draw:enhanced-geometry svg:viewBox="0 0 21600 21600" draw:mirror-horizontal="false" draw:mirror-vertical="false" draw:type="rectangle" draw:enhanced-path="M 0 0 L 21600 0 21600 21600 0 21600 0 0 Z N"/>
        </draw:custom-shape>
        <draw:connector draw:style-name="gr9" draw:text-style-name="P4" draw:layer="layout" draw:type="curve" draw:line-skew="0.582cm" svg:x1="18.387cm" svg:y1="8.419cm" svg:x2="19.53cm" svg:y2="7.911cm" draw:start-shape="id4" draw:start-glue-point="2" draw:end-shape="id4" svg:d="m18387 8419c0 1624 822 1354 1296 821s598-1329-153-1329" svg:viewBox="0 0 1680 1742">
          <text:p text:style-name="P4">5</text:p>
        </draw:connector>
        <draw:connector draw:style-name="gr6" draw:text-style-name="P4" draw:layer="layout" draw:type="curve" svg:x1="19.53cm" svg:y1="7.911cm" svg:x2="20.868cm" svg:y2="8.145cm" draw:start-shape="id4" svg:d="m19530 7911c1380 0 711 234 1338 234" svg:viewBox="0 0 1339 235">
          <text:p/>
        </draw:connector>
        <draw:custom-shape draw:style-name="gr11" draw:text-style-name="P4" xml:id="id5" draw:id="id5" draw:layer="Layout" svg:width="2.286cm" svg:height="1.016cm" svg:x="20.8cm" svg:y="7.403cm">
          <text:p text:style-name="P4">Loop B</text:p>
          <draw:enhanced-geometry svg:viewBox="0 0 21600 21600" draw:mirror-horizontal="false" draw:mirror-vertical="false" draw:type="rectangle" draw:enhanced-path="M 0 0 L 21600 0 21600 21600 0 21600 0 0 Z N"/>
        </draw:custom-shape>
        <draw:connector draw:style-name="gr9" draw:text-style-name="P4" draw:layer="layout" draw:type="curve" draw:line-skew="0.582cm" svg:x1="21.943cm" svg:y1="8.419cm" svg:x2="23.086cm" svg:y2="7.911cm" draw:start-shape="id5" draw:start-glue-point="2" draw:end-shape="id5" svg:d="m21943 8419c0 1624 822 1354 1296 821s598-1329-153-1329" svg:viewBox="0 0 1680 1742">
          <text:p text:style-name="P4">5</text:p>
        </draw:connector>
        <draw:frame presentation:style-name="pr4" draw:text-style-name="P8" draw:layer="layout" svg:width="12.296cm" svg:height="12.179cm" svg:x="1.4cm" svg:y="4.914cm" presentation:class="outline">
          <draw:text-box>
            <text:list text:style-name="L3">
              <text:list-item>
                <text:p text:style-name="P8"><text:span text:style-name="T2">Run some program on some input.</text:span></text:p>
              </text:list-item>
              <text:list-item>
                <text:p text:style-name="P8"><text:span text:style-name="T2">Is loop B a hotspot?</text:span></text:p>
              </text:list-item>
            </text:list>
          </draw:text-box>
        </draw:frame>
        <presentation:notes draw:style-name="dp2">
          <draw:page-thumbnail draw:style-name="gr2" draw:layer="layout" svg:width="13.968cm" svg:height="10.476cm" svg:x="3.81cm" svg:y="2.123cm" draw:page-number="20" presentation:class="page"/>
          <draw:frame presentation:style-name="pr2" draw:text-style-name="P3" draw:layer="layout" svg:width="17.271cm" svg:height="12.572cm" svg:x="2.159cm" svg:y="13.271cm" presentation:class="notes" presentation:user-transformed="true">
            <draw:text-box>
              <text:p>Suppose we run some program and we get some counts. Is loop B a hotspot in the program? Hard to say. </text:p>
            </draw:text-box>
          </draw:frame>
        </presentation:notes>
      </draw:page>
      <draw:page draw:name="page21" draw:style-name="dp1" draw:master-page-name="Default" presentation:presentation-page-layout-name="AL4T3">
        <draw:frame presentation:style-name="pr5" draw:layer="layout" svg:width="25.199cm" svg:height="3.506cm" svg:x="1.4cm" svg:y="0.837cm" presentation:class="title" presentation:user-transformed="true">
          <draw:text-box>
            <text:p>Multiple data sets: </text:p>
          </draw:text-box>
        </draw:frame>
        <draw:custom-shape draw:style-name="gr11" draw:text-style-name="P4" xml:id="id6" draw:id="id6" draw:layer="Layout" svg:width="2.032cm" svg:height="1.27cm" svg:x="19.022cm" svg:y="4.355cm">
          <text:p text:style-name="P4">Input 1</text:p>
          <draw:enhanced-geometry svg:viewBox="0 0 21600 21600" draw:mirror-horizontal="false" draw:mirror-vertical="false" draw:type="rectangle" draw:enhanced-path="M 0 0 L 21600 0 21600 21600 0 21600 0 0 Z N"/>
        </draw:custom-shape>
        <draw:connector draw:style-name="gr6" draw:text-style-name="P4" draw:layer="layout" draw:type="curve" svg:x1="20.038cm" svg:y1="5.625cm" svg:x2="18.387cm" svg:y2="7.403cm" draw:start-shape="id6" draw:start-glue-point="2" draw:end-shape="id7" draw:end-glue-point="0" svg:d="m20038 5625c0 1333-1651 445-1651 1778" svg:viewBox="0 0 1652 1779">
          <text:p/>
        </draw:connector>
        <draw:custom-shape draw:style-name="gr11" draw:text-style-name="P4" xml:id="id7" draw:id="id7" draw:layer="Layout" svg:width="2.286cm" svg:height="1.016cm" svg:x="17.244cm" svg:y="7.403cm">
          <text:p text:style-name="P4">Loop A</text:p>
          <draw:enhanced-geometry svg:viewBox="0 0 21600 21600" draw:mirror-horizontal="false" draw:mirror-vertical="false" draw:type="rectangle" draw:enhanced-path="M 0 0 L 21600 0 21600 21600 0 21600 0 0 Z N"/>
        </draw:custom-shape>
        <draw:connector draw:style-name="gr9" draw:text-style-name="P4" draw:layer="layout" draw:type="curve" draw:line-skew="0.582cm" svg:x1="18.387cm" svg:y1="8.419cm" svg:x2="19.53cm" svg:y2="7.911cm" draw:start-shape="id7" draw:start-glue-point="2" draw:end-shape="id7" svg:d="m18387 8419c0 1624 822 1354 1296 821s598-1329-153-1329" svg:viewBox="0 0 1680 1742">
          <text:p text:style-name="P4">5</text:p>
        </draw:connector>
        <draw:connector draw:style-name="gr6" draw:text-style-name="P4" draw:layer="layout" draw:type="curve" svg:x1="19.53cm" svg:y1="7.911cm" svg:x2="20.868cm" svg:y2="8.145cm" draw:start-shape="id7" svg:d="m19530 7911c1380 0 711 234 1338 234" svg:viewBox="0 0 1339 235">
          <text:p/>
        </draw:connector>
        <draw:custom-shape draw:style-name="gr11" draw:text-style-name="P4" xml:id="id8" draw:id="id8" draw:layer="Layout" svg:width="2.286cm" svg:height="1.016cm" svg:x="20.8cm" svg:y="7.403cm">
          <text:p text:style-name="P4">Loop B</text:p>
          <draw:enhanced-geometry svg:viewBox="0 0 21600 21600" draw:mirror-horizontal="false" draw:mirror-vertical="false" draw:type="rectangle" draw:enhanced-path="M 0 0 L 21600 0 21600 21600 0 21600 0 0 Z N"/>
        </draw:custom-shape>
        <draw:connector draw:style-name="gr9" draw:text-style-name="P4" draw:layer="layout" draw:type="curve" draw:line-skew="0.582cm" svg:x1="21.943cm" svg:y1="8.419cm" svg:x2="23.086cm" svg:y2="7.911cm" draw:start-shape="id8" draw:start-glue-point="2" draw:end-shape="id8" svg:d="m21943 8419c0 1624 822 1354 1296 821s598-1329-153-1329" svg:viewBox="0 0 1680 1742">
          <text:p text:style-name="P4">5</text:p>
        </draw:connector>
        <draw:frame presentation:style-name="pr4" draw:text-style-name="P8" draw:layer="layout" svg:width="12.296cm" svg:height="12.179cm" svg:x="1.4cm" svg:y="4.914cm" presentation:class="outline">
          <draw:text-box>
            <text:list text:style-name="L3">
              <text:list-item>
                <text:p text:style-name="P8"><text:span text:style-name="T2">Run some program on some more input.</text:span></text:p>
              </text:list-item>
              <text:list-item>
                <text:p text:style-name="P8"><text:span text:style-name="T2">How about now?</text:span></text:p>
              </text:list-item>
            </text:list>
          </draw:text-box>
        </draw:frame>
        <draw:custom-shape draw:style-name="gr3" draw:text-style-name="P4" xml:id="id9" draw:id="id9" draw:layer="layout" svg:width="2.032cm" svg:height="1.27cm" svg:x="19.022cm" svg:y="11.938cm">
          <text:p text:style-name="P4">Input 2</text:p>
          <draw:enhanced-geometry svg:viewBox="0 0 21600 21600" draw:type="rectangle" draw:enhanced-path="M 0 0 L 21600 0 21600 21600 0 21600 0 0 Z N"/>
        </draw:custom-shape>
        <draw:connector draw:style-name="gr6" draw:text-style-name="P4" draw:layer="layout" draw:type="curve" svg:x1="20.038cm" svg:y1="13.208cm" svg:x2="18.387cm" svg:y2="14.986cm" draw:start-shape="id9" draw:start-glue-point="2" draw:end-shape="id10" draw:end-glue-point="0" svg:d="m20038 13208c0 1333-1651 445-1651 1778" svg:viewBox="0 0 1652 1779">
          <text:p/>
        </draw:connector>
        <draw:custom-shape draw:style-name="gr3" draw:text-style-name="P4" xml:id="id10" draw:id="id10" draw:layer="layout" svg:width="2.286cm" svg:height="1.016cm" svg:x="17.244cm" svg:y="14.986cm">
          <text:p text:style-name="P4">Loop A</text:p>
          <draw:enhanced-geometry svg:viewBox="0 0 21600 21600" draw:type="rectangle" draw:enhanced-path="M 0 0 L 21600 0 21600 21600 0 21600 0 0 Z N"/>
        </draw:custom-shape>
        <draw:connector draw:style-name="gr9" draw:text-style-name="P4" draw:layer="layout" draw:type="curve" draw:line-skew="0.582cm" svg:x1="18.387cm" svg:y1="16.002cm" svg:x2="19.53cm" svg:y2="15.494cm" draw:start-shape="id10" draw:start-glue-point="2" draw:end-shape="id10" svg:d="m18387 16002c0 1624 822 1354 1296 821s598-1329-153-1329" svg:viewBox="0 0 1680 1742">
          <text:p text:style-name="P4">100</text:p>
        </draw:connector>
        <draw:connector draw:style-name="gr6" draw:text-style-name="P4" draw:layer="layout" draw:type="curve" svg:x1="19.53cm" svg:y1="15.494cm" svg:x2="20.868cm" svg:y2="15.728cm" draw:start-shape="id10" svg:d="m19530 15494c1380 0 711 234 1338 234" svg:viewBox="0 0 1339 235">
          <text:p/>
        </draw:connector>
        <draw:custom-shape draw:style-name="gr3" draw:text-style-name="P4" xml:id="id11" draw:id="id11" draw:layer="layout" svg:width="2.286cm" svg:height="1.016cm" svg:x="20.8cm" svg:y="14.986cm">
          <text:p text:style-name="P4">Loop B</text:p>
          <draw:enhanced-geometry svg:viewBox="0 0 21600 21600" draw:type="rectangle" draw:enhanced-path="M 0 0 L 21600 0 21600 21600 0 21600 0 0 Z N"/>
        </draw:custom-shape>
        <draw:connector draw:style-name="gr9" draw:text-style-name="P4" draw:layer="layout" draw:type="curve" draw:line-skew="0.582cm" svg:x1="21.943cm" svg:y1="16.002cm" svg:x2="23.086cm" svg:y2="15.494cm" draw:start-shape="id11" draw:start-glue-point="2" draw:end-shape="id11" svg:d="m21943 16002c0 1624 822 1354 1296 821s598-1329-153-1329" svg:viewBox="0 0 1680 1742">
          <text:p text:style-name="P4">5</text:p>
        </draw:connector>
        <presentation:notes draw:style-name="dp2">
          <draw:page-thumbnail draw:style-name="gr2" draw:layer="layout" svg:width="13.968cm" svg:height="10.476cm" svg:x="3.81cm" svg:y="2.123cm" draw:page-number="21" presentation:class="page"/>
          <draw:frame presentation:style-name="pr2" draw:text-style-name="P3" draw:layer="layout" svg:width="17.271cm" svg:height="12.572cm" svg:x="2.159cm" svg:y="13.271cm" presentation:class="notes" presentation:placeholder="true" presentation:user-transformed="true">
            <draw:text-box/>
          </draw:frame>
        </presentation:notes>
      </draw:page>
      <draw:page draw:name="page22" draw:style-name="dp1" draw:master-page-name="Default" presentation:presentation-page-layout-name="AL4T3">
        <draw:frame presentation:style-name="pr5" draw:layer="layout" svg:width="25.199cm" svg:height="3.506cm" svg:x="1.4cm" svg:y="0.837cm" presentation:class="title">
          <draw:text-box>
            <text:p>Multiple data sets: </text:p>
          </draw:text-box>
        </draw:frame>
        <draw:custom-shape draw:style-name="gr11" draw:text-style-name="P4" xml:id="id12" draw:id="id12" draw:layer="Layout" svg:width="2.032cm" svg:height="1.27cm" svg:x="19.022cm" svg:y="4.355cm">
          <text:p text:style-name="P4">Input 1</text:p>
          <draw:enhanced-geometry svg:viewBox="0 0 21600 21600" draw:mirror-horizontal="false" draw:mirror-vertical="false" draw:type="rectangle" draw:enhanced-path="M 0 0 L 21600 0 21600 21600 0 21600 0 0 Z N"/>
        </draw:custom-shape>
        <draw:connector draw:style-name="gr6" draw:text-style-name="P4" draw:layer="layout" draw:type="curve" svg:x1="20.038cm" svg:y1="5.625cm" svg:x2="18.387cm" svg:y2="7.403cm" draw:start-shape="id12" draw:start-glue-point="2" draw:end-shape="id13" draw:end-glue-point="0" svg:d="m20038 5625c0 1333-1651 445-1651 1778" svg:viewBox="0 0 1652 1779">
          <text:p/>
        </draw:connector>
        <draw:custom-shape draw:style-name="gr11" draw:text-style-name="P4" xml:id="id13" draw:id="id13" draw:layer="Layout" svg:width="2.286cm" svg:height="1.016cm" svg:x="17.244cm" svg:y="7.403cm">
          <text:p text:style-name="P4">Loop A</text:p>
          <draw:enhanced-geometry svg:viewBox="0 0 21600 21600" draw:mirror-horizontal="false" draw:mirror-vertical="false" draw:type="rectangle" draw:enhanced-path="M 0 0 L 21600 0 21600 21600 0 21600 0 0 Z N"/>
        </draw:custom-shape>
        <draw:connector draw:style-name="gr9" draw:text-style-name="P4" draw:layer="layout" draw:type="curve" draw:line-skew="0.582cm" svg:x1="18.387cm" svg:y1="8.419cm" svg:x2="19.53cm" svg:y2="7.911cm" draw:start-shape="id13" draw:start-glue-point="2" draw:end-shape="id13" svg:d="m18387 8419c0 1624 822 1354 1296 821s598-1329-153-1329" svg:viewBox="0 0 1680 1742">
          <text:p text:style-name="P4">5</text:p>
        </draw:connector>
        <draw:connector draw:style-name="gr6" draw:text-style-name="P4" draw:layer="layout" draw:type="curve" svg:x1="19.53cm" svg:y1="7.911cm" svg:x2="20.868cm" svg:y2="8.145cm" draw:start-shape="id13" svg:d="m19530 7911c1380 0 711 234 1338 234" svg:viewBox="0 0 1339 235">
          <text:p/>
        </draw:connector>
        <draw:custom-shape draw:style-name="gr11" draw:text-style-name="P4" xml:id="id14" draw:id="id14" draw:layer="Layout" svg:width="2.286cm" svg:height="1.016cm" svg:x="20.8cm" svg:y="7.403cm">
          <text:p text:style-name="P4">Loop B</text:p>
          <draw:enhanced-geometry svg:viewBox="0 0 21600 21600" draw:mirror-horizontal="false" draw:mirror-vertical="false" draw:type="rectangle" draw:enhanced-path="M 0 0 L 21600 0 21600 21600 0 21600 0 0 Z N"/>
        </draw:custom-shape>
        <draw:connector draw:style-name="gr9" draw:text-style-name="P4" draw:layer="layout" draw:type="curve" draw:line-skew="0.582cm" svg:x1="21.943cm" svg:y1="8.419cm" svg:x2="23.086cm" svg:y2="7.911cm" draw:start-shape="id14" draw:start-glue-point="2" draw:end-shape="id14" svg:d="m21943 8419c0 1624 822 1354 1296 821s598-1329-153-1329" svg:viewBox="0 0 1680 1742">
          <text:p text:style-name="P4">5</text:p>
        </draw:connector>
        <draw:frame presentation:style-name="pr4" draw:text-style-name="P8" draw:layer="layout" svg:width="12.296cm" svg:height="12.179cm" svg:x="1.4cm" svg:y="4.914cm" presentation:class="outline">
          <draw:text-box>
            <text:list text:style-name="L3">
              <text:list-item>
                <text:p text:style-name="P8"><text:span text:style-name="T2">So how do we combine these …?</text:span></text:p>
              </text:list-item>
              <text:list-item>
                <text:p text:style-name="P8"><text:span text:style-name="T2">A and B were equally 'important' once; that was lost.</text:span></text:p>
              </text:list-item>
            </text:list>
          </draw:text-box>
        </draw:frame>
        <draw:custom-shape draw:style-name="gr11" draw:text-style-name="P4" xml:id="id15" draw:id="id15" draw:layer="Layout" svg:width="2.032cm" svg:height="1.27cm" svg:x="19.022cm" svg:y="11.938cm">
          <text:p text:style-name="P4">Input 2</text:p>
          <draw:enhanced-geometry svg:viewBox="0 0 21600 21600" draw:type="rectangle" draw:enhanced-path="M 0 0 L 21600 0 21600 21600 0 21600 0 0 Z N"/>
        </draw:custom-shape>
        <draw:connector draw:style-name="gr6" draw:text-style-name="P4" draw:layer="layout" draw:type="curve" svg:x1="20.038cm" svg:y1="13.208cm" svg:x2="18.387cm" svg:y2="14.986cm" draw:start-shape="id15" draw:start-glue-point="2" draw:end-shape="id16" draw:end-glue-point="0" svg:d="m20038 13208c0 1333-1651 445-1651 1778" svg:viewBox="0 0 1652 1779">
          <text:p/>
        </draw:connector>
        <draw:custom-shape draw:style-name="gr11" draw:text-style-name="P4" xml:id="id16" draw:id="id16" draw:layer="Layout" svg:width="2.286cm" svg:height="1.016cm" svg:x="17.244cm" svg:y="14.986cm">
          <text:p text:style-name="P4">Loop A</text:p>
          <draw:enhanced-geometry svg:viewBox="0 0 21600 21600" draw:type="rectangle" draw:enhanced-path="M 0 0 L 21600 0 21600 21600 0 21600 0 0 Z N"/>
        </draw:custom-shape>
        <draw:connector draw:style-name="gr9" draw:text-style-name="P4" draw:layer="layout" draw:type="curve" draw:line-skew="0.582cm" svg:x1="18.387cm" svg:y1="16.002cm" svg:x2="19.53cm" svg:y2="15.494cm" draw:start-shape="id16" draw:start-glue-point="2" draw:end-shape="id16" svg:d="m18387 16002c0 1624 822 1354 1296 821s598-1329-153-1329" svg:viewBox="0 0 1680 1742">
          <text:p text:style-name="P4">100</text:p>
        </draw:connector>
        <draw:connector draw:style-name="gr6" draw:text-style-name="P4" draw:layer="layout" draw:type="curve" svg:x1="19.53cm" svg:y1="15.494cm" svg:x2="20.868cm" svg:y2="15.728cm" draw:start-shape="id16" svg:d="m19530 15494c1380 0 711 234 1338 234" svg:viewBox="0 0 1339 235">
          <text:p/>
        </draw:connector>
        <draw:custom-shape draw:style-name="gr11" draw:text-style-name="P4" xml:id="id17" draw:id="id17" draw:layer="Layout" svg:width="2.286cm" svg:height="1.016cm" svg:x="20.8cm" svg:y="14.986cm">
          <text:p text:style-name="P4">Loop B</text:p>
          <draw:enhanced-geometry svg:viewBox="0 0 21600 21600" draw:type="rectangle" draw:enhanced-path="M 0 0 L 21600 0 21600 21600 0 21600 0 0 Z N"/>
        </draw:custom-shape>
        <draw:connector draw:style-name="gr9" draw:text-style-name="P4" draw:layer="layout" draw:type="curve" draw:line-skew="0.582cm" svg:x1="21.943cm" svg:y1="16.002cm" svg:x2="23.086cm" svg:y2="15.494cm" draw:start-shape="id17" draw:start-glue-point="2" draw:end-shape="id17" svg:d="m21943 16002c0 1624 822 1354 1296 821s598-1329-153-1329" svg:viewBox="0 0 1680 1742">
          <text:p text:style-name="P4">5</text:p>
        </draw:connector>
        <draw:line draw:style-name="gr6" draw:text-style-name="P4" draw:layer="layout" svg:x1="18.388cm" svg:y1="13.209cm" svg:x2="13.697cm" svg:y2="13.209cm">
          <text:p/>
        </draw:line>
        <draw:line draw:style-name="gr6" draw:text-style-name="P4" draw:layer="layout" svg:x1="17.527cm" svg:y1="8.891cm" svg:x2="13.697cm" svg:y2="13.209cm">
          <text:p/>
        </draw:line>
        <draw:custom-shape draw:style-name="gr3" draw:text-style-name="P4" xml:id="id18" draw:id="id18" draw:layer="layout" svg:width="3.076cm" svg:height="1.27cm" svg:x="8.383cm" svg:y="11.798cm">
          <text:p text:style-name="P4">Input 1+2</text:p>
          <draw:enhanced-geometry svg:viewBox="0 0 21600 21600" draw:mirror-horizontal="false" draw:mirror-vertical="false" draw:type="rectangle" draw:enhanced-path="M 0 0 L 21600 0 21600 21600 0 21600 0 0 Z N"/>
        </draw:custom-shape>
        <draw:connector draw:style-name="gr6" draw:text-style-name="P4" draw:layer="layout" draw:type="curve" svg:x1="9.921cm" svg:y1="13.068cm" svg:x2="2.921cm" svg:y2="15.241cm" draw:start-shape="id18" draw:start-glue-point="2" draw:end-shape="id19" draw:end-glue-point="0" svg:d="m9921 13068c0 1630-7000 544-7000 2173" svg:viewBox="0 0 7001 2174">
          <text:p/>
        </draw:connector>
        <draw:custom-shape draw:style-name="gr3" draw:text-style-name="P4" xml:id="id19" draw:id="id19" draw:layer="layout" svg:width="2.286cm" svg:height="1.016cm" svg:x="1.778cm" svg:y="15.241cm">
          <text:p text:style-name="P4">Loop A</text:p>
          <draw:enhanced-geometry svg:viewBox="0 0 21600 21600" draw:mirror-horizontal="false" draw:mirror-vertical="false" draw:type="rectangle" draw:enhanced-path="M 0 0 L 21600 0 21600 21600 0 21600 0 0 Z N"/>
        </draw:custom-shape>
        <draw:connector draw:style-name="gr9" draw:text-style-name="P4" draw:layer="layout" draw:type="curve" draw:line-skew="1.598cm" svg:x1="2.921cm" svg:y1="16.257cm" svg:x2="4.064cm" svg:y2="15.749cm" draw:start-shape="id19" draw:start-glue-point="2" draw:end-shape="id19" svg:d="m2921 16257c0 3148 822 2624 1296 1710s598-2218-153-2218" svg:viewBox="0 0 1680 2921">
          <text:p text:style-name="P4">105?</text:p>
        </draw:connector>
        <draw:connector draw:style-name="gr6" draw:text-style-name="P4" draw:layer="layout" draw:type="curve" svg:x1="4.064cm" svg:y1="15.749cm" svg:x2="9.398cm" svg:y2="16.22cm" draw:start-shape="id19" draw:end-shape="id20" draw:end-glue-point="3" svg:d="m4064 15749c4000 0 1334 471 5334 471" svg:viewBox="0 0 5335 472">
          <text:p/>
        </draw:connector>
        <draw:custom-shape draw:style-name="gr3" draw:text-style-name="P4" xml:id="id20" draw:id="id20" draw:layer="layout" svg:width="2.286cm" svg:height="1.016cm" svg:x="9.398cm" svg:y="15.712cm">
          <text:p text:style-name="P4">Loop B</text:p>
          <draw:enhanced-geometry svg:viewBox="0 0 21600 21600" draw:mirror-horizontal="false" draw:mirror-vertical="false" draw:type="rectangle" draw:enhanced-path="M 0 0 L 21600 0 21600 21600 0 21600 0 0 Z N"/>
        </draw:custom-shape>
        <draw:connector draw:style-name="gr9" draw:text-style-name="P4" draw:layer="layout" draw:type="curve" svg:x1="10.541cm" svg:y1="17.046cm" svg:x2="11.94cm" svg:y2="16.22cm" svg:d="m10541 17046c1050 0 351-826 1399-826" svg:viewBox="0 0 1400 827">
          <text:p text:style-name="P4">10?</text:p>
        </draw:connector>
        <presentation:notes draw:style-name="dp2">
          <draw:page-thumbnail draw:style-name="gr2" draw:layer="layout" svg:width="13.968cm" svg:height="10.476cm" svg:x="3.81cm" svg:y="2.123cm" draw:page-number="22" presentation:class="page"/>
          <draw:frame presentation:style-name="pr2" draw:text-style-name="P3" draw:layer="layout" svg:width="17.271cm" svg:height="12.572cm" svg:x="2.159cm" svg:y="13.271cm" presentation:class="notes" presentation:placeholder="true" presentation:user-transformed="true">
            <draw:text-box/>
          </draw:frame>
        </presentation:notes>
      </draw:page>
      <draw:page draw:name="page23" draw:style-name="dp1" draw:master-page-name="Default" presentation:presentation-page-layout-name="AL4T3">
        <draw:frame presentation:style-name="pr5" draw:layer="layout" svg:width="25.199cm" svg:height="3.506cm" svg:x="1.4cm" svg:y="0.837cm" presentation:class="title">
          <draw:text-box>
            <text:p>Multiple data sets: </text:p>
          </draw:text-box>
        </draw:frame>
        <draw:custom-shape draw:style-name="gr11" draw:text-style-name="P4" xml:id="id21" draw:id="id21" draw:layer="Layout" svg:width="2.032cm" svg:height="1.27cm" svg:x="19.022cm" svg:y="4.355cm">
          <text:p text:style-name="P4">Input 1</text:p>
          <draw:enhanced-geometry svg:viewBox="0 0 21600 21600" draw:mirror-horizontal="false" draw:mirror-vertical="false" draw:type="rectangle" draw:enhanced-path="M 0 0 L 21600 0 21600 21600 0 21600 0 0 Z N"/>
        </draw:custom-shape>
        <draw:connector draw:style-name="gr6" draw:text-style-name="P4" draw:layer="layout" draw:type="curve" svg:x1="20.038cm" svg:y1="5.625cm" svg:x2="18.387cm" svg:y2="7.403cm" draw:start-shape="id21" draw:start-glue-point="2" draw:end-shape="id22" draw:end-glue-point="0" svg:d="m20038 5625c0 1333-1651 445-1651 1778" svg:viewBox="0 0 1652 1779">
          <text:p/>
        </draw:connector>
        <draw:custom-shape draw:style-name="gr11" draw:text-style-name="P4" xml:id="id22" draw:id="id22" draw:layer="Layout" svg:width="2.286cm" svg:height="1.016cm" svg:x="17.244cm" svg:y="7.403cm">
          <text:p text:style-name="P4">Loop A</text:p>
          <draw:enhanced-geometry svg:viewBox="0 0 21600 21600" draw:mirror-horizontal="false" draw:mirror-vertical="false" draw:type="rectangle" draw:enhanced-path="M 0 0 L 21600 0 21600 21600 0 21600 0 0 Z N"/>
        </draw:custom-shape>
        <draw:connector draw:style-name="gr9" draw:text-style-name="P4" draw:layer="layout" draw:type="curve" draw:line-skew="0.582cm" svg:x1="18.387cm" svg:y1="8.419cm" svg:x2="19.53cm" svg:y2="7.911cm" draw:start-shape="id22" draw:start-glue-point="2" draw:end-shape="id22" svg:d="m18387 8419c0 1624 822 1354 1296 821s598-1329-153-1329" svg:viewBox="0 0 1680 1742">
          <text:p text:style-name="P4">5/5</text:p>
        </draw:connector>
        <draw:connector draw:style-name="gr6" draw:text-style-name="P4" draw:layer="layout" draw:type="curve" svg:x1="19.53cm" svg:y1="7.911cm" svg:x2="20.868cm" svg:y2="8.145cm" draw:start-shape="id22" svg:d="m19530 7911c1380 0 711 234 1338 234" svg:viewBox="0 0 1339 235">
          <text:p/>
        </draw:connector>
        <draw:custom-shape draw:style-name="gr11" draw:text-style-name="P4" xml:id="id23" draw:id="id23" draw:layer="Layout" svg:width="2.286cm" svg:height="1.016cm" svg:x="20.8cm" svg:y="7.403cm">
          <text:p text:style-name="P4">Loop B</text:p>
          <draw:enhanced-geometry svg:viewBox="0 0 21600 21600" draw:mirror-horizontal="false" draw:mirror-vertical="false" draw:type="rectangle" draw:enhanced-path="M 0 0 L 21600 0 21600 21600 0 21600 0 0 Z N"/>
        </draw:custom-shape>
        <draw:connector draw:style-name="gr9" draw:text-style-name="P4" draw:layer="layout" draw:type="curve" draw:line-skew="0.582cm" svg:x1="21.943cm" svg:y1="8.419cm" svg:x2="23.086cm" svg:y2="7.911cm" draw:start-shape="id23" draw:start-glue-point="2" draw:end-shape="id23" svg:d="m21943 8419c0 1624 822 1354 1296 821s598-1329-153-1329" svg:viewBox="0 0 1680 1742">
          <text:p text:style-name="P4">5/5</text:p>
        </draw:connector>
        <draw:frame presentation:style-name="pr4" draw:text-style-name="P8" draw:layer="layout" svg:width="12.296cm" svg:height="12.179cm" svg:x="1.4cm" svg:y="4.914cm" presentation:class="outline">
          <draw:text-box>
            <text:list text:style-name="L3">
              <text:list-item>
                <text:p text:style-name="P8"><text:span text:style-name="T2">Instead, we store relative information.</text:span></text:p>
              </text:list-item>
              <text:list-item>
                <text:p text:style-name="P8"><text:span text:style-name="T2">Relative w.r.t. most executed statement—'percent of max'</text:span></text:p>
                <text:p text:style-name="P8"><text:span text:style-name="T2"/></text:p>
              </text:list-item>
            </text:list>
          </draw:text-box>
        </draw:frame>
        <draw:custom-shape draw:style-name="gr11" draw:text-style-name="P4" xml:id="id24" draw:id="id24" draw:layer="Layout" svg:width="2.032cm" svg:height="1.27cm" svg:x="19.022cm" svg:y="11.938cm">
          <text:p text:style-name="P4">Input 2</text:p>
          <draw:enhanced-geometry svg:viewBox="0 0 21600 21600" draw:type="rectangle" draw:enhanced-path="M 0 0 L 21600 0 21600 21600 0 21600 0 0 Z N"/>
        </draw:custom-shape>
        <draw:connector draw:style-name="gr6" draw:text-style-name="P4" draw:layer="layout" draw:type="curve" svg:x1="20.038cm" svg:y1="13.208cm" svg:x2="18.387cm" svg:y2="14.986cm" draw:start-shape="id24" draw:start-glue-point="2" draw:end-shape="id25" draw:end-glue-point="0" svg:d="m20038 13208c0 1333-1651 445-1651 1778" svg:viewBox="0 0 1652 1779">
          <text:p/>
        </draw:connector>
        <draw:custom-shape draw:style-name="gr11" draw:text-style-name="P4" xml:id="id25" draw:id="id25" draw:layer="Layout" svg:width="2.286cm" svg:height="1.016cm" svg:x="17.244cm" svg:y="14.986cm">
          <text:p text:style-name="P4">Loop A</text:p>
          <draw:enhanced-geometry svg:viewBox="0 0 21600 21600" draw:type="rectangle" draw:enhanced-path="M 0 0 L 21600 0 21600 21600 0 21600 0 0 Z N"/>
        </draw:custom-shape>
        <draw:connector draw:style-name="gr9" draw:text-style-name="P4" draw:layer="layout" draw:type="curve" draw:line-skew="0.872cm 0.582cm" svg:x1="18.387cm" svg:y1="16.002cm" svg:x2="19.53cm" svg:y2="15.494cm" draw:start-shape="id25" draw:start-glue-point="2" draw:end-shape="id25" svg:d="m18387 16002c0 2059 1113 1717 1805 1075s962-1583-662-1583" svg:viewBox="0 0 2350 2079">
          <text:p text:style-name="P4">100/100</text:p>
        </draw:connector>
        <draw:connector draw:style-name="gr6" draw:text-style-name="P4" draw:layer="layout" draw:type="curve" svg:x1="19.53cm" svg:y1="15.494cm" svg:x2="20.868cm" svg:y2="15.728cm" draw:start-shape="id25" svg:d="m19530 15494c1380 0 711 234 1338 234" svg:viewBox="0 0 1339 235">
          <text:p/>
        </draw:connector>
        <draw:custom-shape draw:style-name="gr11" draw:text-style-name="P4" xml:id="id26" draw:id="id26" draw:layer="Layout" svg:width="2.286cm" svg:height="1.016cm" svg:x="20.8cm" svg:y="14.986cm">
          <text:p text:style-name="P4">Loop B</text:p>
          <draw:enhanced-geometry svg:viewBox="0 0 21600 21600" draw:type="rectangle" draw:enhanced-path="M 0 0 L 21600 0 21600 21600 0 21600 0 0 Z N"/>
        </draw:custom-shape>
        <draw:connector draw:style-name="gr9" draw:text-style-name="P4" draw:layer="layout" draw:type="curve" draw:line-skew="0.582cm" svg:x1="21.943cm" svg:y1="16.002cm" svg:x2="23.086cm" svg:y2="15.494cm" draw:start-shape="id26" draw:start-glue-point="2" draw:end-shape="id26" svg:d="m21943 16002c0 1624 822 1354 1296 821s598-1329-153-1329" svg:viewBox="0 0 1680 1742">
          <text:p text:style-name="P4">5/5</text:p>
        </draw:connector>
        <draw:custom-shape draw:style-name="gr11" draw:text-style-name="P4" xml:id="id27" draw:id="id27" draw:layer="Layout" svg:width="3.076cm" svg:height="1.27cm" svg:x="8.383cm" svg:y="11.797cm">
          <text:p text:style-name="P4">Input 1+2</text:p>
          <draw:enhanced-geometry svg:viewBox="0 0 21600 21600" draw:mirror-horizontal="false" draw:mirror-vertical="false" draw:type="rectangle" draw:enhanced-path="M 0 0 L 21600 0 21600 21600 0 21600 0 0 Z N"/>
        </draw:custom-shape>
        <draw:connector draw:style-name="gr6" draw:text-style-name="P4" draw:layer="layout" draw:type="curve" svg:x1="9.921cm" svg:y1="13.067cm" svg:x2="2.921cm" svg:y2="15.24cm" draw:start-shape="id27" draw:start-glue-point="2" draw:end-shape="id28" draw:end-glue-point="0" svg:d="m9921 13067c0 1630-7000 544-7000 2173" svg:viewBox="0 0 7001 2174">
          <text:p/>
        </draw:connector>
        <draw:custom-shape draw:style-name="gr11" draw:text-style-name="P4" xml:id="id28" draw:id="id28" draw:layer="Layout" svg:width="2.286cm" svg:height="1.016cm" svg:x="1.778cm" svg:y="15.24cm">
          <text:p text:style-name="P4">Loop A</text:p>
          <draw:enhanced-geometry svg:viewBox="0 0 21600 21600" draw:mirror-horizontal="false" draw:mirror-vertical="false" draw:type="rectangle" draw:enhanced-path="M 0 0 L 21600 0 21600 21600 0 21600 0 0 Z N"/>
        </draw:custom-shape>
        <draw:connector draw:style-name="gr9" draw:text-style-name="P4" draw:layer="layout" draw:type="curve" draw:line-skew="1.598cm 0.836cm" svg:x1="2.921cm" svg:y1="16.256cm" svg:x2="4.064cm" svg:y2="15.748cm" draw:start-shape="id28" draw:start-glue-point="2" draw:end-shape="id28" svg:d="m2921 16256c0 3148 1240 2624 2027 1710s1121-2218-884-2218" svg:viewBox="0 0 2643 2921">
          <text:p text:style-name="P4">((100/100)+(5/5))/2</text:p>
        </draw:connector>
        <draw:connector draw:style-name="gr6" draw:text-style-name="P4" draw:layer="layout" draw:type="curve" svg:x1="4.064cm" svg:y1="15.748cm" svg:x2="9.398cm" svg:y2="16.219cm" draw:start-shape="id28" svg:d="m4064 15748c4377 0 1710 471 5334 471" svg:viewBox="0 0 5335 472">
          <text:p/>
        </draw:connector>
        <draw:line draw:style-name="gr6" draw:text-style-name="P4" draw:layer="layout" svg:x1="18.388cm" svg:y1="13.209cm" svg:x2="13.697cm" svg:y2="13.209cm">
          <text:p/>
        </draw:line>
        <draw:line draw:style-name="gr6" draw:text-style-name="P4" draw:layer="layout" svg:x1="17.527cm" svg:y1="8.891cm" svg:x2="13.697cm" svg:y2="13.209cm">
          <text:p/>
        </draw:line>
        <draw:custom-shape draw:style-name="gr3" draw:text-style-name="P4" draw:layer="layout" svg:width="2.286cm" svg:height="1.016cm" svg:x="9.398cm" svg:y="15.713cm">
          <text:p text:style-name="P4">Loop B</text:p>
          <draw:enhanced-geometry svg:viewBox="0 0 21600 21600" draw:mirror-horizontal="false" draw:mirror-vertical="false" draw:type="rectangle" draw:enhanced-path="M 0 0 L 21600 0 21600 21600 0 21600 0 0 Z N"/>
        </draw:custom-shape>
        <draw:connector draw:style-name="gr9" draw:text-style-name="P4" draw:layer="layout" draw:type="curve" svg:x1="10.541cm" svg:y1="17.047cm" svg:x2="11.94cm" svg:y2="16.221cm" svg:d="m10541 17047c1050 0 351-826 1399-826" svg:viewBox="0 0 1400 827">
          <text:p text:style-name="P4">((5/5)+(5/100))/2</text:p>
        </draw:connector>
        <presentation:notes draw:style-name="dp2">
          <draw:page-thumbnail draw:style-name="gr2" draw:layer="layout" svg:width="13.968cm" svg:height="10.476cm" svg:x="3.81cm" svg:y="2.123cm" draw:page-number="23" presentation:class="page"/>
          <draw:frame presentation:style-name="pr2" draw:text-style-name="P3" draw:layer="layout" svg:width="17.271cm" svg:height="12.572cm" svg:x="2.159cm" svg:y="13.271cm" presentation:class="notes" presentation:placeholder="true" presentation:user-transformed="true">
            <draw:text-box/>
          </draw:frame>
        </presentation:notes>
      </draw:page>
      <draw:page draw:name="page24" draw:style-name="dp1" draw:master-page-name="Default" presentation:presentation-page-layout-name="AL3T1">
        <draw:frame presentation:style-name="pr5" draw:layer="layout" svg:width="25.199cm" svg:height="3.506cm" svg:x="1.4cm" svg:y="0.837cm" presentation:class="title">
          <draw:text-box>
            <text:p>Multiple data sets: </text:p>
          </draw:text-box>
        </draw:frame>
        <draw:frame presentation:style-name="pr4" draw:layer="layout" svg:width="25.199cm" svg:height="12.179cm" svg:x="1.4cm" svg:y="4.914cm" presentation:class="outline">
          <draw:text-box>
            <text:list text:style-name="L3">
              <text:list-item>
                <text:p>Percent of max solves several problems:</text:p>
                <text:list>
                  <text:list-item>
                    <text:p>How to combine data `fairly'</text:p>
                  </text:list-item>
                  <text:list-item>
                    <text:p>How to efficiently store multiple data sets</text:p>
                  </text:list-item>
                  <text:list-item>
                    <text:p>Easily determine how `important' an expression is.</text:p>
                  </text:list-item>
                </text:list>
              </text:list-item>
              <text:list-item>
                <text:p>But introduces others</text:p>
                <text:list>
                  <text:list-item>
                    <text:p>How many times should I unroll a loop that is `relatively important'?</text:p>
                  </text:list-item>
                </text:list>
              </text:list-item>
            </text:list>
          </draw:text-box>
        </draw:frame>
        <presentation:notes draw:style-name="dp2">
          <draw:page-thumbnail draw:style-name="gr2" draw:layer="layout" svg:width="13.968cm" svg:height="10.476cm" svg:x="3.81cm" svg:y="2.123cm" draw:page-number="24" presentation:class="page"/>
          <draw:frame presentation:style-name="pr2" draw:text-style-name="P3" draw:layer="layout" svg:width="17.271cm" svg:height="12.572cm" svg:x="2.159cm" svg:y="13.271cm" presentation:class="notes" presentation:user-transformed="true">
            <draw:text-box>
              <text:p>We consider other methods of combining, for instance, percent of the average execution frequency, or percent of total execution frequency. These fail in degerenat cases, such as programs with many infrequently executed expressions, or programs with an expensive startup operation prior to the main loop.</text:p>
              <text:p/>
              <text:p/>
            </draw:text-box>
          </draw:frame>
        </presentation:notes>
      </draw:page>
      <draw:page draw:name="page25" draw:style-name="dp1" draw:master-page-name="Default" presentation:presentation-page-layout-name="AL3T1">
        <draw:frame presentation:style-name="pr3" draw:layer="layout" svg:width="25.199cm" svg:height="3.506cm" svg:x="1.4cm" svg:y="0.837cm" presentation:class="title" presentation:user-transformed="true">
          <draw:text-box>
            <text:p>Less stupid and more general: </text:p>
          </draw:text-box>
        </draw:frame>
        <draw:frame presentation:style-name="pr4" draw:layer="layout" svg:width="25.199cm" svg:height="12.179cm" svg:x="1.4cm" svg:y="4.914cm" presentation:class="outline" presentation:user-transformed="true">
          <draw:text-box>
            <text:list text:style-name="L5">
              <text:list-item>
                <text:p><text:span text:style-name="T20">We implement an efficient, per source-expression profiler.</text:span></text:p>
              </text:list-item>
            </text:list>
            <text:list text:style-name="L3">
              <text:list-item>
                <text:list>
                  <text:list-item>
                    <text:p><text:span text:style-name="T20">It can even load multiple sets of profile data.</text:span></text:p>
                  </text:list-item>
                </text:list>
              </text:list-item>
            </text:list>
            <text:list text:style-name="L4">
              <text:list-item>
                <text:p><text:span text:style-name="T26">We expose this profile information to the meta-language via a single function.</text:span></text:p>
              </text:list-item>
            </text:list>
            <text:list text:style-name="L3">
              <text:list-item>
                <text:list>
                  <text:list-item>
                    <text:p><text:span text:style-name="T20">It can even be used at runtime to do profile-directed </text:span><text:span text:style-name="T21">programming</text:span><text:span text:style-name="T22"> (no meta-).</text:span><text:span text:style-name="T20"><text:tab/></text:span></text:p>
                  </text:list-item>
                </text:list>
              </text:list-item>
              <text:list-item>
                <text:p><text:span text:style-name="T20">We created workflow that ensures we can still use traditional PDO.</text:span></text:p>
              </text:list-item>
            </text:list>
          </draw:text-box>
        </draw:frame>
        <presentation:notes draw:style-name="dp2">
          <draw:page-thumbnail draw:style-name="gr2" draw:layer="layout" svg:width="13.968cm" svg:height="10.476cm" svg:x="3.81cm" svg:y="2.123cm" draw:page-number="25" presentation:class="page"/>
          <draw:frame presentation:style-name="pr2" draw:text-style-name="P3" draw:layer="layout" svg:width="17.271cm" svg:height="12.572cm" svg:x="2.159cm" svg:y="13.271cm" presentation:class="notes">
            <draw:text-box>
              <text:p text:style-name="P3">With all of this, we can now implement <text:span text:style-name="T9">arbitrary</text:span> meta-program optimizations, instead of duplicating effort, relying on specialized tools, or optimizing code by hand.</text:p>
            </draw:text-box>
          </draw:frame>
        </presentation:notes>
      </draw:page>
      <draw:page draw:name="page26" draw:style-name="dp1" draw:master-page-name="Default" presentation:presentation-page-layout-name="AL2T0">
        <draw:frame presentation:style-name="pr5" draw:layer="layout" svg:width="25.199cm" svg:height="3.506cm" svg:x="1.4cm" svg:y="0.837cm" presentation:class="title">
          <draw:text-box>
            <text:p>Profile Query</text:p>
          </draw:text-box>
        </draw:frame>
        <draw:frame presentation:style-name="pr6" draw:text-style-name="P11" draw:layer="layout" svg:width="25.199cm" svg:height="12.655cm" svg:x="1.4cm" svg:y="4.676cm" presentation:class="subtitle" presentation:user-transformed="true">
          <draw:text-box>
            <text:p text:style-name="P11">;; profile-query-weight:</text:p>
            <text:p text:style-name="P11"/>
            <text:p text:style-name="P11">;; Syntax Object → Maybe Float</text:p>
            <text:p text:style-name="P11">;; Given a syntax objects, returns the relative,</text:p>
            <text:p text:style-name="P11">;; weighted execution count (percent of max) </text:p>
            <text:p text:style-name="P11">;; for the source object associated with the input, </text:p>
            <text:p text:style-name="P11">;; or #f when there is no count.</text:p>
            <text:p text:style-name="P11"/>
            <text:p text:style-name="P11"/>
          </draw:text-box>
        </draw:frame>
        <presentation:notes draw:style-name="dp2">
          <draw:page-thumbnail draw:style-name="gr2" draw:layer="layout" svg:width="13.968cm" svg:height="10.476cm" svg:x="3.81cm" svg:y="2.123cm" draw:page-number="26" presentation:class="page"/>
          <draw:frame presentation:style-name="pr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3T1">
        <draw:frame presentation:style-name="pr5" draw:layer="layout" svg:width="25.199cm" svg:height="3.506cm" svg:x="1.4cm" svg:y="0.837cm" presentation:class="title">
          <draw:text-box>
            <text:p>Profile Query</text:p>
          </draw:text-box>
        </draw:frame>
        <draw:frame presentation:style-name="pr4" draw:layer="layout" svg:width="25.199cm" svg:height="12.179cm" svg:x="1.4cm" svg:y="4.914cm" presentation:class="outline" presentation:user-transformed="true">
          <draw:text-box>
            <text:list text:style-name="L3">
              <text:list-item>
                <text:p>Runtime stores a database of source object → weight mappings.</text:p>
              </text:list-item>
              <text:list-item>
                <text:p>profile-query-weight just pulls out the source information and does a lookup.</text:p>
              </text:list-item>
              <text:list-item>
                <text:p>Since macros can run arbitrary Scheme functions, we can use this in our macros.</text:p>
              </text:list-item>
            </text:list>
          </draw:text-box>
        </draw:frame>
        <presentation:notes draw:style-name="dp2">
          <draw:page-thumbnail draw:style-name="gr2" draw:layer="layout" svg:width="13.968cm" svg:height="10.476cm" svg:x="3.81cm" svg:y="2.123cm" draw:page-number="27" presentation:class="page"/>
          <draw:frame presentation:style-name="pr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4T3">
        <draw:frame presentation:style-name="pr5" draw:layer="layout" svg:width="25.199cm" svg:height="3.506cm" svg:x="1.4cm" svg:y="0.837cm" presentation:class="title">
          <draw:text-box>
            <text:p>Profile Query In Action<text:line-break/><text:span text:style-name="T7">loop unrolling</text:span></text:p>
          </draw:text-box>
        </draw:frame>
        <draw:frame presentation:style-name="pr4" draw:layer="layout" svg:width="12.296cm" svg:height="12.179cm" svg:x="1.4cm" svg:y="4.914cm" presentation:class="outline" presentation:user-transformed="true">
          <draw:text-box>
            <text:list text:style-name="L3">
              <text:list-item>
                <text:p>Let's see a basic loop in Scheme</text:p>
                <text:p/>
                <text:p/>
              </text:list-item>
            </text:list>
          </draw:text-box>
        </draw:frame>
        <draw:frame presentation:style-name="pr4" draw:text-style-name="P14" draw:layer="layout" svg:width="12.296cm" svg:height="12.179cm" svg:x="14.311cm" svg:y="4.914cm" presentation:class="outline">
          <draw:text-box>
            <text:p text:style-name="P12"><text:span text:style-name="T27">(</text:span><text:span text:style-name="T28">let</text:span><text:span text:style-name="T27"> loop ((i </text:span><text:span text:style-name="T29">5</text:span><text:span text:style-name="T27">))</text:span></text:p>
            <text:p text:style-name="P12"><text:span text:style-name="T27"><text:s text:c="2"/></text:span><text:span text:style-name="T27">(</text:span><text:span text:style-name="T28">if</text:span><text:span text:style-name="T27"> (</text:span><text:span text:style-name="T30">zero?</text:span><text:span text:style-name="T27"> i)</text:span></text:p>
            <text:p text:style-name="P12"><text:span text:style-name="T27"><text:s text:c="6"/></text:span><text:span text:style-name="T27">1</text:span></text:p>
            <text:p text:style-name="P13"><text:span text:style-name="T27"><text:s text:c="6"/></text:span><text:span text:style-name="T27">(</text:span><text:span text:style-name="T28">*</text:span><text:span text:style-name="T27"> i (loop (sub1 i)))))</text:span></text:p>
          </draw:text-box>
        </draw:frame>
        <presentation:notes draw:style-name="dp2">
          <draw:page-thumbnail draw:style-name="gr2" draw:layer="layout" svg:width="13.968cm" svg:height="10.476cm" svg:x="3.81cm" svg:y="2.123cm" draw:page-number="28" presentation:class="page"/>
          <draw:frame presentation:style-name="pr2" draw:layer="layout" svg:width="17.271cm" svg:height="12.572cm" svg:x="2.159cm" svg:y="13.271cm" presentation:class="notes">
            <draw:text-box>
              <text:p>This would probably be implemented by a meta-program that generates a recursive function, `loop', then calls it on 5.</text:p>
              <text:p/>
              <text:p>But what if we want to do profile-directed unrolling?</text:p>
              <text:p/>
              <text:p/>
            </draw:text-box>
          </draw:frame>
        </presentation:notes>
      </draw:page>
      <draw:page draw:name="page29" draw:style-name="dp1" draw:master-page-name="Default" presentation:presentation-page-layout-name="AL2T0">
        <draw:frame presentation:style-name="pr5" draw:layer="layout" svg:width="25.199cm" svg:height="3.506cm" svg:x="1.4cm" svg:y="0.837cm" presentation:class="title">
          <draw:text-box>
            <text:p>Profile Query In Action<text:line-break/><text:span text:style-name="T7">loop unrolling</text:span></text:p>
          </draw:text-box>
        </draw:frame>
        <draw:frame presentation:style-name="pr6" draw:text-style-name="P15" draw:layer="layout" svg:width="25.199cm" svg:height="12.179cm" svg:x="1.471cm" svg:y="5.741cm" presentation:class="subtitle" presentation:user-transformed="true">
          <draw:text-box>
            <text:p text:style-name="P15"><text:span text:style-name="T31">(</text:span><text:span text:style-name="T32">define-syntax</text:span><text:span text:style-name="T31"> (let x)</text:span></text:p>
            <text:p text:style-name="P15"><text:span text:style-name="T31"><text:s text:c="3"/></text:span><text:span text:style-name="T31">(syntax-case x ()</text:span></text:p>
            <text:p text:style-name="P15"><text:span text:style-name="T31"><text:s text:c="5"/></text:span><text:span text:style-name="T33">;; b1 is the first expression in the body of the loop</text:span></text:p>
            <text:p text:style-name="P15"><text:span text:style-name="T31"><text:s text:c="5"/></text:span><text:span text:style-name="T31">[(_ name ([</text:span><text:span text:style-name="T31">x e]</text:span><text:span text:style-name="T31"> ...) b1 b2 …)</text:span></text:p>
            <text:p text:style-name="P15"><text:span text:style-name="T33"><text:s text:c="6"/></text:span><text:span text:style-name="T33">;; tmp is the recursive function we'll fall back to</text:span></text:p>
            <text:p text:style-name="P15"><text:span text:style-name="T31"><text:s text:c="6"/></text:span><text:span text:style-name="T31">#`((</text:span><text:span text:style-name="T34">letrec</text:span><text:span text:style-name="T31"> ([tmp (lambda (x …)</text:span></text:p>
            <text:p text:style-name="P15"><text:span text:style-name="T31"><text:s text:c="11"/></text:span><text:span text:style-name="T33">;; #, escapes from generating syntax to run Scheme code</text:span></text:p>
            <text:p text:style-name="P15"><text:span text:style-name="T31"><text:s text:c="11"/></text:span><text:span text:style-name="T31">#,(</text:span><text:span text:style-name="T34">let*</text:span><text:span text:style-name="T31"> ([profile-weight <text:s/>(</text:span><text:span text:style-name="T34">or</text:span><text:span text:style-name="T31"> (profile-query-weight #'b1) </text:span><text:span text:style-name="T35">0</text:span><text:span text:style-name="T31">)] </text:span></text:p>
            <text:p text:style-name="P15"><text:span text:style-name="T31"><text:s text:c="23"/></text:span><text:span text:style-name="T31">[unroll-limit (</text:span><text:span text:style-name="T32">floor</text:span><text:span text:style-name="T31"> (</text:span><text:span text:style-name="T34">*</text:span><text:span text:style-name="T31"> </text:span><text:span text:style-name="T35">3</text:span><text:span text:style-name="T31"> profile-weight))])</text:span></text:p>
            <text:p text:style-name="P15"><text:span text:style-name="T31"><text:s text:c="15"/></text:span><text:span text:style-name="T31">...</text:span></text:p>
          </draw:text-box>
        </draw:frame>
        <presentation:notes draw:style-name="dp2">
          <draw:page-thumbnail draw:style-name="gr2" draw:layer="layout" svg:width="13.968cm" svg:height="10.476cm" svg:x="3.81cm" svg:y="2.123cm" draw:page-number="29" presentation:class="page"/>
          <draw:frame presentation:style-name="pr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0">
        <draw:frame presentation:style-name="pr5" draw:layer="layout" svg:width="25.199cm" svg:height="3.506cm" svg:x="1.4cm" svg:y="0.837cm" presentation:class="title">
          <draw:text-box>
            <text:p>Profile Query In Action<text:line-break/><text:span text:style-name="T7">loop unrolling</text:span></text:p>
          </draw:text-box>
        </draw:frame>
        <draw:frame presentation:style-name="pr6" draw:text-style-name="P15" draw:layer="layout" svg:width="25.199cm" svg:height="12.179cm" svg:x="1.471cm" svg:y="5.742cm" presentation:class="subtitle" presentation:user-transformed="true">
          <draw:text-box>
            <text:p text:style-name="P15"><text:span text:style-name="T31">(</text:span><text:span text:style-name="T32">define-syntax</text:span><text:span text:style-name="T31"> let</text:span></text:p>
            <text:p text:style-name="P15"><text:span text:style-name="T31"><text:s text:c="2"/></text:span><text:span text:style-name="T31">(</text:span><text:span text:style-name="T34">lambda</text:span><text:span text:style-name="T31"> (</text:span><text:span text:style-name="T36">x</text:span><text:span text:style-name="T31">) </text:span></text:p>
            <text:p text:style-name="P15"><text:span text:style-name="T31"><text:s text:c="4"/></text:span><text:span text:style-name="T31">(syntax-case x ()</text:span></text:p>
            <text:p text:style-name="P15"><text:span text:style-name="T31"><text:s text:c="6"/></text:span><text:span text:style-name="T31">[(_ name (</text:span><text:span text:style-name="T37">[</text:span><text:span text:style-name="T31">x e</text:span><text:span text:style-name="T37">]</text:span><text:span text:style-name="T31"> ...) b1 b2 ...)</text:span></text:p>
            <text:p text:style-name="P15"><text:span text:style-name="T31"><text:s text:c="7"/></text:span><text:span text:style-name="T31">#`((</text:span><text:span text:style-name="T34">letrec</text:span><text:span text:style-name="T31"> ([tmp (lambda (x ...)</text:span></text:p>
            <text:p text:style-name="P15"><text:span text:style-name="T31"><text:s text:c="12"/></text:span><text:span text:style-name="T31">#,(</text:span><text:span text:style-name="T34">let*</text:span><text:span text:style-name="T31"> ([profile-weight <text:s/>(</text:span><text:span text:style-name="T34">or</text:span><text:span text:style-name="T31"> (profile-query-weight #'b1) </text:span><text:span text:style-name="T35">0</text:span><text:span text:style-name="T31">)] </text:span></text:p>
            <text:p text:style-name="P15"><text:span text:style-name="T31"><text:s text:c="24"/></text:span><text:span text:style-name="T31">[unroll-limit (</text:span><text:span text:style-name="T32">floor</text:span><text:span text:style-name="T31"> (</text:span><text:span text:style-name="T34">*</text:span><text:span text:style-name="T31"> </text:span><text:span text:style-name="T35">3</text:span><text:span text:style-name="T31"> profile-weight))])</text:span></text:p>
            <text:p text:style-name="P15"><text:span text:style-name="T31"><text:s text:c="16"/></text:span><text:span text:style-name="T33">;; #`-- we're back in generating syntax</text:span></text:p>
            <text:p text:style-name="P15"><text:span text:style-name="T31"><text:s text:c="16"/></text:span><text:span text:style-name="T31">#`(</text:span><text:span text:style-name="T32">define-syntax</text:span><text:span text:style-name="T31"> name</text:span></text:p>
            <text:p text:style-name="P15"><text:span text:style-name="T31"><text:s text:c="20"/></text:span><text:span text:style-name="T33">;; We're generating a macro named after the loop name</text:span></text:p>
            <text:p text:style-name="P15"><text:span text:style-name="T33"><text:s text:c="20"/></text:span><text:span text:style-name="T31">(</text:span><text:span text:style-name="T34">let</text:span><text:span text:style-name="T31"> ([count #,unroll-limit] [weight #,profile-weight])</text:span></text:p>
            <text:p text:style-name="P15"><text:span text:style-name="T31"><text:s text:c="22"/></text:span></text:p>
          </draw:text-box>
        </draw:frame>
        <presentation:notes draw:style-name="dp2">
          <draw:page-thumbnail draw:style-name="gr2" draw:layer="layout" svg:width="13.968cm" svg:height="10.476cm" svg:x="3.81cm" svg:y="2.123cm" draw:page-number="30"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Inconsolata-g" svg:font-family="Inconsolata-g" style:font-family-generic="modern" style:font-pitch="fixed"/>
    <style:font-face style:name="Nimbus Roman No9 L" svg:font-family="'Nimbus Roman No9 L'" style:font-family-generic="roman" style:font-pitch="variable"/>
    <style:font-face style:name="Nimbus Sans L" svg:font-family="'Nimbus Sans L'" style:font-family-generic="roman" style:font-pitch="variable"/>
    <style:font-face style:name="DejaVu Sans1" svg:font-family="'DejaVu Sans'" style:font-family-generic="swiss" style:font-pitch="variable"/>
    <style:font-face style:name="Nimbus Sans L1" svg:font-family="'Nimbus Sans L', Arial" style:font-family-generic="swiss"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Nimbus Sans L" fo:font-family="'Nimbus Sans 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font-size="12pt" fo:language="en" fo:country="US" style:letter-kerning="true" style:font-size-asian="12pt" style:language-asian="hi" style:country-asian="IN" style:font-size-complex="12pt" style:language-complex="hi" style:country-complex="IN"/>
    </style:style>
    <style:style style:name="Preformatted_20_Text" style:display-name="Preformatted Text" style:family="graphic">
      <style:paragraph-properties fo:margin-top="0cm" fo:margin-bottom="0cm" style:text-autospace="none"/>
      <style:text-properties style:font-name="Inconsolata-g" fo:font-family="Inconsolata-g" style:font-family-generic="modern" style:font-pitch="fixed" fo:font-size="10pt" style:font-name-asian="Inconsolata-g" style:font-family-asian="Inconsolata-g" style:font-family-generic-asian="modern" style:font-pitch-asian="fixed" style:font-size-asian="10pt"/>
    </style:style>
    <style:style style:name="Index" style:family="graphic">
      <style:paragraph-properties style:text-autospace="none"/>
    </style:style>
    <style:style style:name="Caption"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 style:family="graphic">
      <style:paragraph-properties fo:margin-top="0cm" fo:margin-bottom="0.374cm" style:text-autospace="none"/>
    </style:style>
    <style:style style:name="Text_20_Body" style:display-name="Text Body" style:family="graphic">
      <style:paragraph-properties fo:margin-top="0cm" fo:margin-bottom="0.374cm"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Nimbus Sans L" fo:font-family="'Nimbus Sans 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opacity="50%" draw:auto-grow-height="false" draw:fit-to-size="shrink-to-fit" draw:shadow-opacity="50%">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000000" style:text-outline="false" style:text-line-through-style="none" style:font-name="Nimbus Sans L" fo:font-family="'Nimbus Sans 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color="#000000"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Nimbus Sans L" fo:font-family="'Nimbus Sans 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Nimbus Sans L" fo:font-family="'Nimbus Sans 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11-04T10:55:37.670644872</meta:creation-date>
    <dc:date>2013-11-04T17:40:57.831604611</dc:date>
    <meta:editing-duration>PT6H17M7S</meta:editing-duration>
    <meta:editing-cycles>13</meta:editing-cycles>
    <meta:generator>LibreOffice/4.1.3.2$Linux_X86_64 LibreOffice_project/410m0$Build-2</meta:generator>
    <meta:document-statistic meta:object-count="244"/>
  </office:meta>
</office:document-meta>
</file>